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" svg:font-family="'Liberation serif'" style:font-family-generic="roman" style:font-pitch="variable"/>
    <style:font-face style:name="Libetartion se" svg:font-family="'Libetartion se'"/>
    <style:font-face style:name="Libetartion serif" svg:font-family="'Libetar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line-height="115%"/>
      <style:text-properties style:font-name="Liberation serif" fo:font-size="12pt" style:font-size-asian="12pt" style:font-size-complex="12pt"/>
    </style:style>
    <style:style style:name="P2" style:family="paragraph" style:parent-style-name="Horizontal_20_Line">
      <style:paragraph-properties fo:line-height="115%"/>
      <style:text-properties style:font-name="Liberation serif" fo:font-size="12pt" officeooo:paragraph-rsid="001863ad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cm" fo:margin-right="0cm" fo:line-height="115%" fo:text-indent="0cm" style:auto-text-indent="false"/>
      <style:text-properties fo:font-variant="normal" fo:text-transform="none" fo:color="#0a0a0a" loext:opacity="100%" style:font-name="Liberation serif" fo:font-size="20pt" fo:letter-spacing="normal" fo:font-style="normal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top="0cm" fo:margin-bottom="0.254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20pt" fo:letter-spacing="normal" fo:font-style="normal" fo:font-weight="bold" officeooo:rsid="002083d0" officeooo:paragraph-rsid="002083d0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top="0cm" fo:margin-bottom="0.254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8pt" fo:letter-spacing="normal" fo:font-style="normal" fo:font-weight="bold" officeooo:paragraph-rsid="0016a3a1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officeooo:paragraph-rsid="001cfe5f"/>
    </style:style>
    <style:style style:name="P8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</style:style>
    <style:style style:name="P9" style:family="paragraph" style:parent-style-name="Standard">
      <style:paragraph-properties fo:margin-top="0cm" fo:margin-bottom="0.254cm" style:contextual-spacing="false" fo:line-height="115%" fo:orphans="2" fo:widows="2" fo:padding="0cm" fo:border="none"/>
      <style:text-properties officeooo:paragraph-rsid="001863ad"/>
    </style:style>
    <style:style style:name="P10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officeooo:paragraph-rsid="0019c492"/>
    </style:style>
    <style:style style:name="P11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officeooo:paragraph-rsid="001e5925"/>
    </style:style>
    <style:style style:name="P12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officeooo:paragraph-rsid="001ffdc8"/>
    </style:style>
    <style:style style:name="P13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style:font-name="Liberation serif" fo:font-size="12pt" officeooo:paragraph-rsid="0019c492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style:font-name="Liberation serif" fo:font-size="12pt" officeooo:paragraph-rsid="001e5925" style:font-size-asian="12pt" style:font-size-complex="12pt"/>
    </style:style>
    <style:style style:name="P16" style:family="paragraph" style:parent-style-name="Standard">
      <style:paragraph-properties fo:line-height="115%"/>
      <style:text-properties style:font-name="Liberation serif" fo:font-size="24pt" fo:font-weight="bold" officeooo:paragraph-rsid="0017b5a9" style:font-size-asian="24pt" style:font-weight-asian="bold" style:font-size-complex="24pt" style:font-weight-complex="bold"/>
    </style:style>
    <style:style style:name="P17" style:family="paragraph" style:parent-style-name="Standard">
      <style:paragraph-properties fo:line-height="115%"/>
      <style:text-properties style:font-name="Liberation serif" fo:font-size="20pt" fo:font-weight="bold" officeooo:paragraph-rsid="0017b5a9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top="0cm" fo:margin-bottom="0.254cm" style:contextual-spacing="false" fo:line-height="115%" fo:orphans="2" fo:widows="2" fo:padding="0cm" fo:border="none"/>
      <style:text-properties style:font-name="Liberation serif" fo:font-size="18pt" officeooo:paragraph-rsid="001863ad" style:font-size-asian="18pt" style:font-size-complex="18pt"/>
    </style:style>
    <style:style style:name="P19" style:family="paragraph" style:parent-style-name="Text_20_body" style:list-style-name="L5">
      <style:paragraph-properties fo:margin-top="0cm" fo:margin-bottom="0.254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2pt" fo:letter-spacing="normal" fo:font-style="normal" fo:font-weight="normal" officeooo:paragraph-rsid="0016a3a1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29">
      <style:paragraph-properties fo:margin-top="0cm" fo:margin-bottom="0.254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30">
      <style:paragraph-properties fo:margin-top="0cm" fo:margin-bottom="0.254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23" style:family="paragraph" style:parent-style-name="Text_20_body" style:list-style-name="L38">
      <style:paragraph-properties fo:margin-top="0cm" fo:margin-bottom="0.254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.508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.508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5pt" fo:letter-spacing="normal" fo:font-weight="bold" style:font-size-asian="15pt" style:font-weight-asian="bold" style:font-size-complex="15pt" style:font-weight-complex="bold"/>
    </style:style>
    <style:style style:name="P26" style:family="paragraph" style:parent-style-name="Text_20_body" style:list-style-name="L3">
      <style:paragraph-properties fo:margin-top="0cm" fo:margin-bottom="0.254cm" style:contextual-spacing="false" fo:line-height="115%" fo:orphans="2" fo:widows="2" fo:padding="0cm" fo:border="none"/>
      <style:text-properties style:font-name="Liberation serif" fo:font-size="12pt" officeooo:rsid="0016a3a1" officeooo:paragraph-rsid="0016a3a1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15%"/>
      <style:text-properties style:font-name="Liberation serif" fo:font-size="12pt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29" style:family="paragraph" style:parent-style-name="Text_20_body" style:list-style-name="L29">
      <style:paragraph-properties fo:margin-top="0cm" fo:margin-bottom="0.254cm" style:contextual-spacing="false" fo:line-height="115%" fo:orphans="2" fo:widows="2" fo:padding="0cm" fo:border="none"/>
      <style:text-properties style:font-name="Liberation serif" fo:font-size="12pt" officeooo:paragraph-rsid="001cfe5f" style:font-size-asian="12pt" style:font-size-complex="12pt"/>
    </style:style>
    <style:style style:name="P30" style:family="paragraph" style:parent-style-name="Text_20_body">
      <style:paragraph-properties fo:margin-top="0cm" fo:margin-bottom="0.254cm" style:contextual-spacing="false" fo:line-height="115%" fo:orphans="2" fo:widows="2" fo:padding="0cm" fo:border="none"/>
      <style:text-properties style:font-name="Liberation serif" fo:font-size="12pt" officeooo:paragraph-rsid="001d7dc4" style:font-size-asian="12pt" style:font-size-complex="12pt"/>
    </style:style>
    <style:style style:name="P31" style:family="paragraph" style:parent-style-name="Text_20_body" style:list-style-name="L38">
      <style:paragraph-properties fo:margin-top="0cm" fo:margin-bottom="0.254cm" style:contextual-spacing="false" fo:line-height="115%" fo:orphans="2" fo:widows="2" fo:padding="0cm" fo:border="none"/>
      <style:text-properties style:font-name="Liberation serif" fo:font-size="12pt" officeooo:paragraph-rsid="001cfe5f" style:font-size-asian="12pt" style:font-size-complex="12pt"/>
    </style:style>
    <style:style style:name="P32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fo:font-size="12pt" style:font-size-asian="12pt" style:font-size-complex="12pt"/>
    </style:style>
    <style:style style:name="P33" style:family="paragraph" style:parent-style-name="Text_20_body">
      <style:paragraph-properties fo:margin-top="0cm" fo:margin-bottom="0.254cm" style:contextual-spacing="false" fo:line-height="115%" fo:orphans="2" fo:widows="2" fo:padding="0cm" fo:border="none"/>
      <style:text-properties style:font-name="Liberation serif" fo:font-size="20pt" officeooo:paragraph-rsid="001d7dc4" style:font-size-asian="20pt" style:font-size-complex="20pt"/>
    </style:style>
    <style:style style:name="P34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style:font-name="Liberation serif" fo:font-size="20pt" fo:font-weight="bold" officeooo:paragraph-rsid="001cfe5f" style:font-size-asian="20pt" style:font-weight-asian="bold" style:font-size-complex="20pt" style:font-weight-complex="bold"/>
    </style:style>
    <style:style style:name="P35" style:family="paragraph" style:parent-style-name="Text_20_body">
      <style:paragraph-properties fo:margin-top="0cm" fo:margin-bottom="0.254cm" style:contextual-spacing="false" fo:line-height="115%" fo:orphans="2" fo:widows="2" fo:padding="0cm" fo:border="none"/>
      <style:text-properties style:font-name="Liberation serif" fo:font-size="18pt" officeooo:paragraph-rsid="001b0285" style:font-size-asian="18pt" style:font-size-complex="18pt"/>
    </style:style>
    <style:style style:name="P36" style:family="paragraph" style:parent-style-name="Text_20_body" style:list-style-name="L2">
      <style:paragraph-properties fo:margin-top="0cm" fo:margin-bottom="0.254cm" style:contextual-spacing="false" fo:line-height="115%" fo:orphans="2" fo:widows="2" fo:padding="0cm" fo:border="none"/>
      <style:text-properties officeooo:paragraph-rsid="0016a3a1"/>
    </style:style>
    <style:style style:name="P37" style:family="paragraph" style:parent-style-name="Text_20_body" style:list-style-name="L5">
      <style:paragraph-properties fo:margin-top="0cm" fo:margin-bottom="0.254cm" style:contextual-spacing="false" fo:line-height="115%" fo:orphans="2" fo:widows="2" fo:padding="0cm" fo:border="none"/>
      <style:text-properties officeooo:paragraph-rsid="0016a3a1"/>
    </style:style>
    <style:style style:name="P38" style:family="paragraph" style:parent-style-name="Text_20_body" style:list-style-name="L8">
      <style:paragraph-properties fo:margin-top="0cm" fo:margin-bottom="0.254cm" style:contextual-spacing="false" fo:line-height="115%" fo:orphans="2" fo:widows="2" fo:padding="0cm" fo:border="none"/>
    </style:style>
    <style:style style:name="P39" style:family="paragraph" style:parent-style-name="Text_20_body" style:list-style-name="L9">
      <style:paragraph-properties fo:margin-top="0cm" fo:margin-bottom="0.254cm" style:contextual-spacing="false" fo:line-height="115%" fo:orphans="2" fo:widows="2" fo:padding="0cm" fo:border="none"/>
    </style:style>
    <style:style style:name="P40" style:family="paragraph" style:parent-style-name="Text_20_body" style:list-style-name="L14">
      <style:paragraph-properties fo:margin-top="0cm" fo:margin-bottom="0.254cm" style:contextual-spacing="false" fo:line-height="115%" fo:orphans="2" fo:widows="2" fo:padding="0cm" fo:border="none"/>
    </style:style>
    <style:style style:name="P41" style:family="paragraph" style:parent-style-name="Text_20_body" style:list-style-name="L14">
      <style:paragraph-properties fo:margin-top="0cm" fo:margin-bottom="0.254cm" style:contextual-spacing="false" fo:line-height="115%" fo:orphans="2" fo:widows="2" fo:padding="0cm" fo:border="none"/>
      <style:text-properties officeooo:paragraph-rsid="001863ad"/>
    </style:style>
    <style:style style:name="P42" style:family="paragraph" style:parent-style-name="Text_20_body">
      <style:paragraph-properties fo:margin-top="0cm" fo:margin-bottom="0.254cm" style:contextual-spacing="false" fo:line-height="115%" fo:orphans="2" fo:widows="2" fo:padding="0cm" fo:border="none"/>
      <style:text-properties officeooo:paragraph-rsid="001863ad"/>
    </style:style>
    <style:style style:name="P43" style:family="paragraph" style:parent-style-name="Text_20_body" style:list-style-name="L15">
      <style:paragraph-properties fo:margin-top="0cm" fo:margin-bottom="0.254cm" style:contextual-spacing="false" fo:line-height="115%" fo:orphans="2" fo:widows="2" fo:padding="0cm" fo:border="none"/>
    </style:style>
    <style:style style:name="P44" style:family="paragraph" style:parent-style-name="Text_20_body" style:list-style-name="L15">
      <style:paragraph-properties fo:margin-top="0cm" fo:margin-bottom="0.254cm" style:contextual-spacing="false" fo:line-height="115%" fo:orphans="2" fo:widows="2" fo:padding="0cm" fo:border="none"/>
      <style:text-properties officeooo:paragraph-rsid="001863ad"/>
    </style:style>
    <style:style style:name="P45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</style:style>
    <style:style style:name="P46" style:family="paragraph" style:parent-style-name="Text_20_body" style:list-style-name="L16">
      <style:paragraph-properties fo:margin-top="0cm" fo:margin-bottom="0.254cm" style:contextual-spacing="false" fo:line-height="115%" fo:orphans="2" fo:widows="2" fo:padding="0cm" fo:border="none"/>
    </style:style>
    <style:style style:name="P47" style:family="paragraph" style:parent-style-name="Text_20_body" style:list-style-name="L16">
      <style:paragraph-properties fo:margin-top="0cm" fo:margin-bottom="0.254cm" style:contextual-spacing="false" fo:line-height="115%" fo:orphans="2" fo:widows="2" fo:padding="0cm" fo:border="none"/>
      <style:text-properties officeooo:paragraph-rsid="001863ad"/>
    </style:style>
    <style:style style:name="P48" style:family="paragraph" style:parent-style-name="Text_20_body" style:list-style-name="L17">
      <style:paragraph-properties fo:margin-top="0cm" fo:margin-bottom="0.254cm" style:contextual-spacing="false" fo:line-height="115%" fo:orphans="2" fo:widows="2" fo:padding="0cm" fo:border="none"/>
    </style:style>
    <style:style style:name="P49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 fo:padding="0cm" fo:border="none"/>
      <style:text-properties officeooo:paragraph-rsid="0019c492"/>
    </style:style>
    <style:style style:name="P50" style:family="paragraph" style:parent-style-name="Text_20_body" style:list-style-name="L22">
      <style:paragraph-properties fo:margin-top="0cm" fo:margin-bottom="0.254cm" style:contextual-spacing="false" fo:line-height="115%" fo:orphans="2" fo:widows="2" fo:padding="0cm" fo:border="none"/>
    </style:style>
    <style:style style:name="P51" style:family="paragraph" style:parent-style-name="Text_20_body" style:list-style-name="L22">
      <style:paragraph-properties fo:margin-top="0cm" fo:margin-bottom="0.254cm" style:contextual-spacing="false" fo:line-height="115%" fo:orphans="2" fo:widows="2" fo:padding="0cm" fo:border="none"/>
      <style:text-properties officeooo:paragraph-rsid="001b0285"/>
    </style:style>
    <style:style style:name="P52" style:family="paragraph" style:parent-style-name="Text_20_body" style:list-style-name="L25">
      <style:paragraph-properties fo:margin-top="0cm" fo:margin-bottom="0.254cm" style:contextual-spacing="false" fo:line-height="115%" fo:orphans="2" fo:widows="2" fo:padding="0cm" fo:border="none"/>
    </style:style>
    <style:style style:name="P53" style:family="paragraph" style:parent-style-name="Text_20_body" style:list-style-name="L26">
      <style:paragraph-properties fo:margin-top="0cm" fo:margin-bottom="0.254cm" style:contextual-spacing="false" fo:line-height="115%" fo:orphans="2" fo:widows="2" fo:padding="0cm" fo:border="none"/>
    </style:style>
    <style:style style:name="P54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officeooo:paragraph-rsid="001cfe5f"/>
    </style:style>
    <style:style style:name="P55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 fo:padding="0cm" fo:border="none"/>
      <style:text-properties officeooo:paragraph-rsid="001cfe5f"/>
    </style:style>
    <style:style style:name="P56" style:family="paragraph" style:parent-style-name="Text_20_body" style:list-style-name="L30">
      <style:paragraph-properties fo:margin-top="0cm" fo:margin-bottom="0.254cm" style:contextual-spacing="false" fo:line-height="115%" fo:orphans="2" fo:widows="2" fo:padding="0cm" fo:border="none"/>
    </style:style>
    <style:style style:name="P57" style:family="paragraph" style:parent-style-name="Text_20_body" style:list-style-name="L33">
      <style:paragraph-properties fo:margin-top="0cm" fo:margin-bottom="0.254cm" style:contextual-spacing="false" fo:line-height="115%" fo:orphans="2" fo:widows="2" fo:padding="0cm" fo:border="none"/>
    </style:style>
    <style:style style:name="P58" style:family="paragraph" style:parent-style-name="Text_20_body" style:list-style-name="L34">
      <style:paragraph-properties fo:margin-top="0cm" fo:margin-bottom="0.254cm" style:contextual-spacing="false" fo:line-height="115%" fo:orphans="2" fo:widows="2" fo:padding="0cm" fo:border="none"/>
    </style:style>
    <style:style style:name="P59" style:family="paragraph" style:parent-style-name="Text_20_body" style:list-style-name="L34">
      <style:paragraph-properties fo:margin-top="0cm" fo:margin-bottom="0.254cm" style:contextual-spacing="false" fo:line-height="115%" fo:orphans="2" fo:widows="2" fo:padding="0cm" fo:border="none"/>
      <style:text-properties officeooo:paragraph-rsid="001d7dc4"/>
    </style:style>
    <style:style style:name="P60" style:family="paragraph" style:parent-style-name="Text_20_body" style:list-style-name="L39">
      <style:paragraph-properties fo:margin-top="0cm" fo:margin-bottom="0.254cm" style:contextual-spacing="false" fo:line-height="115%" fo:orphans="2" fo:widows="2" fo:padding="0cm" fo:border="none"/>
    </style:style>
    <style:style style:name="P61" style:family="paragraph" style:parent-style-name="Text_20_body" style:list-style-name="L39">
      <style:paragraph-properties fo:margin-top="0cm" fo:margin-bottom="0.254cm" style:contextual-spacing="false" fo:line-height="115%" fo:orphans="2" fo:widows="2" fo:padding="0cm" fo:border="none"/>
      <style:text-properties officeooo:paragraph-rsid="001cfe5f"/>
    </style:style>
    <style:style style:name="P62" style:family="paragraph" style:parent-style-name="Text_20_body" style:list-style-name="L40">
      <style:paragraph-properties fo:margin-top="0cm" fo:margin-bottom="0.254cm" style:contextual-spacing="false" fo:line-height="115%" fo:orphans="2" fo:widows="2" fo:padding="0cm" fo:border="none"/>
    </style:style>
    <style:style style:name="P63" style:family="paragraph" style:parent-style-name="Text_20_body" style:list-style-name="L44">
      <style:paragraph-properties fo:margin-top="0cm" fo:margin-bottom="0.254cm" style:contextual-spacing="false" fo:line-height="115%" fo:orphans="2" fo:widows="2" fo:padding="0cm" fo:border="none"/>
    </style:style>
    <style:style style:name="P64" style:family="paragraph" style:parent-style-name="Text_20_body" style:list-style-name="L44">
      <style:paragraph-properties fo:margin-top="0cm" fo:margin-bottom="0.254cm" style:contextual-spacing="false" fo:line-height="115%" fo:orphans="2" fo:widows="2" fo:padding="0cm" fo:border="none"/>
      <style:text-properties officeooo:paragraph-rsid="001e5925"/>
    </style:style>
    <style:style style:name="P65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 fo:padding="0cm" fo:border="none"/>
      <style:text-properties officeooo:paragraph-rsid="001e5925"/>
    </style:style>
    <style:style style:name="P66" style:family="paragraph" style:parent-style-name="Text_20_body" style:list-style-name="L45">
      <style:paragraph-properties fo:margin-top="0cm" fo:margin-bottom="0.254cm" style:contextual-spacing="false" fo:line-height="115%" fo:orphans="2" fo:widows="2" fo:padding="0cm" fo:border="none"/>
    </style:style>
    <style:style style:name="P67" style:family="paragraph" style:parent-style-name="Text_20_body" style:list-style-name="L46">
      <style:paragraph-properties fo:margin-top="0cm" fo:margin-bottom="0.254cm" style:contextual-spacing="false" fo:line-height="115%" fo:orphans="2" fo:widows="2" fo:padding="0cm" fo:border="none"/>
    </style:style>
    <style:style style:name="T1" style:family="text">
      <style:text-properties fo:font-variant="normal" fo:text-transform="none" fo:color="#0a0a0a" loext:opacity="100%" style:font-name="Google Sans" fo:font-size="9.60000038146973pt" fo:letter-spacing="normal" fo:font-style="normal"/>
    </style:style>
    <style:style style:name="T2" style:family="text">
      <style:text-properties fo:font-variant="normal" fo:text-transform="none" fo:color="#0a0a0a" loext:opacity="100%" style:font-name="Google Sans" fo:font-size="9.60000038146973pt" fo:letter-spacing="normal" fo:font-style="normal" fo:font-weight="normal"/>
    </style:style>
    <style:style style:name="T3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officeooo:rsid="0016a3a1"/>
    </style:style>
    <style:style style:name="T4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officeooo:rsid="001863ad"/>
    </style:style>
    <style:style style:name="T5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officeooo:rsid="001863ad" style:font-weight-asian="normal" style:font-weight-complex="normal"/>
    </style:style>
    <style:style style:name="T6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officeooo:rsid="001b0285"/>
    </style:style>
    <style:style style:name="T7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officeooo:rsid="001e5925"/>
    </style:style>
    <style:style style:name="T8" style:family="text">
      <style:text-properties fo:font-variant="normal" fo:text-transform="none" fo:color="#0a0a0a" loext:opacity="100%" style:font-name="Google Sans" fo:font-size="9.60000038146973pt" fo:letter-spacing="normal" fo:font-style="normal" fo:font-weight="bold"/>
    </style:style>
    <style:style style:name="T9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6a3a1"/>
    </style:style>
    <style:style style:name="T10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7517e"/>
    </style:style>
    <style:style style:name="T11" style:family="text">
      <style:text-properties fo:font-variant="normal" fo:text-transform="none" fo:color="#0a0a0a" loext:opacity="100%" style:font-name="Google Sans" fo:font-size="9.60000038146973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863ad"/>
    </style:style>
    <style:style style:name="T13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91b6b"/>
    </style:style>
    <style:style style:name="T14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9c492"/>
    </style:style>
    <style:style style:name="T15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ac447"/>
    </style:style>
    <style:style style:name="T16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b0285"/>
    </style:style>
    <style:style style:name="T17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cfe5f"/>
    </style:style>
    <style:style style:name="T18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d7dc4"/>
    </style:style>
    <style:style style:name="T19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e5925"/>
    </style:style>
    <style:style style:name="T20" style:family="text">
      <style:text-properties fo:font-variant="normal" fo:text-transform="none" fo:color="#0a0a0a" loext:opacity="100%" style:font-name="Google Sans" fo:font-size="9.60000038146973pt" fo:letter-spacing="normal" fo:font-style="italic" fo:font-weight="normal"/>
    </style:style>
    <style:style style:name="T21" style:family="text">
      <style:text-properties fo:font-variant="normal" fo:text-transform="none" fo:color="#0a0a0a" loext:opacity="100%" style:font-name="Google Sans" fo:font-size="9.60000038146973pt" fo:letter-spacing="normal" fo:font-style="italic" fo:font-weight="normal" style:font-style-asian="italic" style:font-style-complex="italic"/>
    </style:style>
    <style:style style:name="T22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23" style:family="text">
      <style:text-properties fo:font-variant="normal" fo:text-transform="none" fo:color="#0a0a0a" loext:opacity="100%" style:font-name="Google Sans" fo:font-size="12pt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0a0a0a" loext:opacity="100%" fo:font-size="12pt" fo:letter-spacing="normal" fo:font-style="normal" fo:font-weight="normal"/>
    </style:style>
    <style:style style:name="T25" style:family="text">
      <style:text-properties fo:font-variant="normal" fo:text-transform="none" fo:color="#0a0a0a" loext:opacity="100%" fo:font-size="12pt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0a0a0a" loext:opacity="100%" fo:font-size="9.60000038146973pt" fo:letter-spacing="normal" fo:font-style="normal"/>
    </style:style>
    <style:style style:name="T27" style:family="text">
      <style:text-properties fo:font-variant="normal" fo:text-transform="none" fo:color="#0a0a0a" loext:opacity="100%" fo:font-size="9.60000038146973pt" fo:letter-spacing="normal" fo:font-style="normal" fo:font-weight="normal"/>
    </style:style>
    <style:style style:name="T28" style:family="text">
      <style:text-properties fo:font-variant="normal" fo:text-transform="none" fo:color="#0a0a0a" loext:opacity="100%" fo:font-size="9.60000038146973pt" fo:letter-spacing="normal" fo:font-style="normal" fo:font-weight="normal" officeooo:rsid="0016a3a1"/>
    </style:style>
    <style:style style:name="T29" style:family="text">
      <style:text-properties fo:font-variant="normal" fo:text-transform="none" fo:color="#0a0a0a" loext:opacity="100%" fo:font-size="9.60000038146973pt" fo:letter-spacing="normal" fo:font-style="normal" fo:font-weight="normal" officeooo:rsid="001863ad"/>
    </style:style>
    <style:style style:name="T30" style:family="text">
      <style:text-properties fo:font-variant="normal" fo:text-transform="none" fo:color="#0a0a0a" loext:opacity="100%" fo:font-size="9.60000038146973pt" fo:letter-spacing="normal" fo:font-style="normal" fo:font-weight="normal" officeooo:rsid="001863ad" style:font-weight-asian="normal" style:font-weight-complex="normal"/>
    </style:style>
    <style:style style:name="T31" style:family="text">
      <style:text-properties fo:font-variant="normal" fo:text-transform="none" fo:color="#0a0a0a" loext:opacity="100%" fo:font-size="9.60000038146973pt" fo:letter-spacing="normal" fo:font-style="normal" fo:font-weight="normal" officeooo:rsid="001b0285"/>
    </style:style>
    <style:style style:name="T32" style:family="text">
      <style:text-properties fo:font-variant="normal" fo:text-transform="none" fo:color="#0a0a0a" loext:opacity="100%" fo:font-size="9.60000038146973pt" fo:letter-spacing="normal" fo:font-style="normal" fo:font-weight="normal" officeooo:rsid="001e5925"/>
    </style:style>
    <style:style style:name="T33" style:family="text">
      <style:text-properties fo:font-variant="normal" fo:text-transform="none" fo:color="#0a0a0a" loext:opacity="100%" fo:font-size="9.60000038146973pt" fo:letter-spacing="normal" fo:font-style="normal" fo:font-weight="bold"/>
    </style:style>
    <style:style style:name="T34" style:family="text">
      <style:text-properties fo:font-variant="normal" fo:text-transform="none" fo:color="#0a0a0a" loext:opacity="100%" fo:font-size="9.60000038146973pt" fo:letter-spacing="normal" fo:font-style="normal" fo:font-weight="bold" officeooo:rsid="0016a3a1"/>
    </style:style>
    <style:style style:name="T35" style:family="text">
      <style:text-properties fo:font-variant="normal" fo:text-transform="none" fo:color="#0a0a0a" loext:opacity="100%" fo:font-size="9.60000038146973pt" fo:letter-spacing="normal" fo:font-style="normal" fo:font-weight="bold" officeooo:rsid="0017517e"/>
    </style:style>
    <style:style style:name="T36" style:family="text">
      <style:text-properties fo:font-variant="normal" fo:text-transform="none" fo:color="#0a0a0a" loext:opacity="100%" fo:font-size="9.60000038146973pt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color="#0a0a0a" loext:opacity="100%" fo:font-size="9.60000038146973pt" fo:letter-spacing="normal" fo:font-style="normal" fo:font-weight="bold" officeooo:rsid="001863ad"/>
    </style:style>
    <style:style style:name="T38" style:family="text">
      <style:text-properties fo:font-variant="normal" fo:text-transform="none" fo:color="#0a0a0a" loext:opacity="100%" fo:font-size="9.60000038146973pt" fo:letter-spacing="normal" fo:font-style="normal" fo:font-weight="bold" officeooo:rsid="00191b6b"/>
    </style:style>
    <style:style style:name="T39" style:family="text">
      <style:text-properties fo:font-variant="normal" fo:text-transform="none" fo:color="#0a0a0a" loext:opacity="100%" fo:font-size="9.60000038146973pt" fo:letter-spacing="normal" fo:font-style="normal" fo:font-weight="bold" officeooo:rsid="0019c492"/>
    </style:style>
    <style:style style:name="T40" style:family="text">
      <style:text-properties fo:font-variant="normal" fo:text-transform="none" fo:color="#0a0a0a" loext:opacity="100%" fo:font-size="9.60000038146973pt" fo:letter-spacing="normal" fo:font-style="normal" fo:font-weight="bold" officeooo:rsid="001ac447"/>
    </style:style>
    <style:style style:name="T41" style:family="text">
      <style:text-properties fo:font-variant="normal" fo:text-transform="none" fo:color="#0a0a0a" loext:opacity="100%" fo:font-size="9.60000038146973pt" fo:letter-spacing="normal" fo:font-style="normal" fo:font-weight="bold" officeooo:rsid="001b0285"/>
    </style:style>
    <style:style style:name="T42" style:family="text">
      <style:text-properties fo:font-variant="normal" fo:text-transform="none" fo:color="#0a0a0a" loext:opacity="100%" fo:font-size="9.60000038146973pt" fo:letter-spacing="normal" fo:font-style="normal" fo:font-weight="bold" officeooo:rsid="001cfe5f"/>
    </style:style>
    <style:style style:name="T43" style:family="text">
      <style:text-properties fo:font-variant="normal" fo:text-transform="none" fo:color="#0a0a0a" loext:opacity="100%" fo:font-size="9.60000038146973pt" fo:letter-spacing="normal" fo:font-style="normal" fo:font-weight="bold" officeooo:rsid="001d7dc4"/>
    </style:style>
    <style:style style:name="T44" style:family="text">
      <style:text-properties fo:font-variant="normal" fo:text-transform="none" fo:color="#0a0a0a" loext:opacity="100%" fo:font-size="9.60000038146973pt" fo:letter-spacing="normal" fo:font-style="normal" fo:font-weight="bold" officeooo:rsid="001e5925"/>
    </style:style>
    <style:style style:name="T45" style:family="text">
      <style:text-properties fo:font-variant="normal" fo:text-transform="none" fo:color="#0a0a0a" loext:opacity="100%" fo:font-size="9.60000038146973pt" fo:letter-spacing="normal" fo:font-style="italic" fo:font-weight="normal"/>
    </style:style>
    <style:style style:name="T46" style:family="text">
      <style:text-properties fo:font-variant="normal" fo:text-transform="none" fo:color="#0a0a0a" loext:opacity="100%" fo:font-size="9.60000038146973pt" fo:letter-spacing="normal" fo:font-style="italic" fo:font-weight="normal" style:font-style-asian="italic" style:font-style-complex="italic"/>
    </style:style>
    <style:style style:name="T47" style:family="text">
      <style:text-properties fo:font-variant="normal" fo:text-transform="none" fo:color="#0a0a0a" loext:opacity="100%" style:font-name="Libetartion se" fo:font-size="9.60000038146973pt" fo:letter-spacing="normal" fo:font-style="normal" fo:font-weight="normal"/>
    </style:style>
    <style:style style:name="T48" style:family="text">
      <style:text-properties fo:font-variant="normal" fo:text-transform="none" fo:color="#0a0a0a" loext:opacity="100%" style:font-name="Libetartion se" fo:font-size="9.60000038146973pt" fo:letter-spacing="normal" fo:font-style="normal" fo:font-weight="normal" officeooo:rsid="0016a3a1"/>
    </style:style>
    <style:style style:name="T49" style:family="text">
      <style:text-properties fo:font-variant="normal" fo:text-transform="none" fo:color="#0a0a0a" loext:opacity="100%" style:font-name="Libetartion se" fo:font-size="9.60000038146973pt" fo:letter-spacing="normal" fo:font-style="normal" fo:font-weight="normal" officeooo:rsid="001863ad"/>
    </style:style>
    <style:style style:name="T50" style:family="text">
      <style:text-properties fo:font-variant="normal" fo:text-transform="none" fo:color="#0a0a0a" loext:opacity="100%" style:font-name="Libetartion se" fo:font-size="9.60000038146973pt" fo:letter-spacing="normal" fo:font-style="normal" fo:font-weight="normal" officeooo:rsid="001863ad" style:font-weight-asian="normal" style:font-weight-complex="normal"/>
    </style:style>
    <style:style style:name="T51" style:family="text">
      <style:text-properties fo:font-variant="normal" fo:text-transform="none" fo:color="#0a0a0a" loext:opacity="100%" style:font-name="Libetartion se" fo:font-size="9.60000038146973pt" fo:letter-spacing="normal" fo:font-style="normal" fo:font-weight="normal" officeooo:rsid="001b0285"/>
    </style:style>
    <style:style style:name="T52" style:family="text">
      <style:text-properties fo:font-variant="normal" fo:text-transform="none" fo:color="#0a0a0a" loext:opacity="100%" style:font-name="Libetartion se" fo:font-size="9.60000038146973pt" fo:letter-spacing="normal" fo:font-style="normal" fo:font-weight="normal" officeooo:rsid="001e5925"/>
    </style:style>
    <style:style style:name="T53" style:family="text">
      <style:text-properties fo:font-variant="normal" fo:text-transform="none" fo:color="#0a0a0a" loext:opacity="100%" style:font-name="Libetartion se" fo:font-size="9.60000038146973pt" fo:letter-spacing="normal" fo:font-style="normal" fo:font-weight="bold"/>
    </style:style>
    <style:style style:name="T54" style:family="text">
      <style:text-properties fo:font-variant="normal" fo:text-transform="none" fo:color="#0a0a0a" loext:opacity="100%" style:font-name="Libetartion se" fo:font-size="9.60000038146973pt" fo:letter-spacing="normal" fo:font-style="normal" fo:font-weight="bold" officeooo:rsid="0016a3a1"/>
    </style:style>
    <style:style style:name="T55" style:family="text">
      <style:text-properties fo:font-variant="normal" fo:text-transform="none" fo:color="#0a0a0a" loext:opacity="100%" style:font-name="Libetartion se" fo:font-size="9.60000038146973pt" fo:letter-spacing="normal" fo:font-style="normal" fo:font-weight="bold" officeooo:rsid="0017517e"/>
    </style:style>
    <style:style style:name="T56" style:family="text">
      <style:text-properties fo:font-variant="normal" fo:text-transform="none" fo:color="#0a0a0a" loext:opacity="100%" style:font-name="Libetartion se" fo:font-size="9.60000038146973pt" fo:letter-spacing="normal" fo:font-style="normal" fo:font-weight="bold" officeooo:rsid="001863ad"/>
    </style:style>
    <style:style style:name="T57" style:family="text">
      <style:text-properties fo:font-variant="normal" fo:text-transform="none" fo:color="#0a0a0a" loext:opacity="100%" style:font-name="Libetartion se" fo:font-size="9.60000038146973pt" fo:letter-spacing="normal" fo:font-style="normal" fo:font-weight="bold" officeooo:rsid="00191b6b"/>
    </style:style>
    <style:style style:name="T58" style:family="text">
      <style:text-properties fo:font-variant="normal" fo:text-transform="none" fo:color="#0a0a0a" loext:opacity="100%" style:font-name="Libetartion se" fo:font-size="9.60000038146973pt" fo:letter-spacing="normal" fo:font-style="normal" fo:font-weight="bold" officeooo:rsid="0019c492"/>
    </style:style>
    <style:style style:name="T59" style:family="text">
      <style:text-properties fo:font-variant="normal" fo:text-transform="none" fo:color="#0a0a0a" loext:opacity="100%" style:font-name="Libetartion se" fo:font-size="9.60000038146973pt" fo:letter-spacing="normal" fo:font-style="normal" fo:font-weight="bold" officeooo:rsid="001ac447"/>
    </style:style>
    <style:style style:name="T60" style:family="text">
      <style:text-properties fo:font-variant="normal" fo:text-transform="none" fo:color="#0a0a0a" loext:opacity="100%" style:font-name="Libetartion se" fo:font-size="9.60000038146973pt" fo:letter-spacing="normal" fo:font-style="normal" fo:font-weight="bold" officeooo:rsid="001b0285"/>
    </style:style>
    <style:style style:name="T61" style:family="text">
      <style:text-properties fo:font-variant="normal" fo:text-transform="none" fo:color="#0a0a0a" loext:opacity="100%" style:font-name="Libetartion se" fo:font-size="9.60000038146973pt" fo:letter-spacing="normal" fo:font-style="normal" fo:font-weight="bold" officeooo:rsid="001cfe5f"/>
    </style:style>
    <style:style style:name="T62" style:family="text">
      <style:text-properties fo:font-variant="normal" fo:text-transform="none" fo:color="#0a0a0a" loext:opacity="100%" style:font-name="Libetartion se" fo:font-size="9.60000038146973pt" fo:letter-spacing="normal" fo:font-style="normal" fo:font-weight="bold" officeooo:rsid="001d7dc4"/>
    </style:style>
    <style:style style:name="T63" style:family="text">
      <style:text-properties fo:font-variant="normal" fo:text-transform="none" fo:color="#0a0a0a" loext:opacity="100%" style:font-name="Libetartion se" fo:font-size="9.60000038146973pt" fo:letter-spacing="normal" fo:font-style="normal" fo:font-weight="bold" officeooo:rsid="001e5925"/>
    </style:style>
    <style:style style:name="T64" style:family="text">
      <style:text-properties fo:font-variant="normal" fo:text-transform="none" fo:color="#0a0a0a" loext:opacity="100%" style:font-name="Libetartion se" fo:font-size="9.60000038146973pt" fo:letter-spacing="normal" fo:font-style="italic" fo:font-weight="normal"/>
    </style:style>
    <style:style style:name="T65" style:family="text">
      <style:text-properties fo:font-variant="normal" fo:text-transform="none" fo:color="#0a0a0a" loext:opacity="100%" style:font-name="Libetartion se" fo:font-size="9.60000038146973pt" fo:letter-spacing="normal" fo:font-style="italic" fo:font-weight="normal" style:font-style-asian="italic" style:font-style-complex="italic"/>
    </style:style>
    <style:style style:name="T66" style:family="text">
      <style:text-properties fo:font-variant="normal" fo:text-transform="none" fo:color="#0a0a0a" loext:opacity="100%" style:font-name="Libetartion serif" fo:font-size="9.60000038146973pt" fo:letter-spacing="normal" fo:font-style="normal" fo:font-weight="normal"/>
    </style:style>
    <style:style style:name="T67" style:family="text">
      <style:text-properties fo:font-variant="normal" fo:text-transform="none" fo:color="#0a0a0a" loext:opacity="100%" style:font-name="Libetartion serif" fo:font-size="9.60000038146973pt" fo:letter-spacing="normal" fo:font-style="normal" fo:font-weight="normal" officeooo:rsid="0016a3a1"/>
    </style:style>
    <style:style style:name="T68" style:family="text">
      <style:text-properties fo:font-variant="normal" fo:text-transform="none" fo:color="#0a0a0a" loext:opacity="100%" style:font-name="Libetartion serif" fo:font-size="9.60000038146973pt" fo:letter-spacing="normal" fo:font-style="normal" fo:font-weight="normal" officeooo:rsid="001863ad"/>
    </style:style>
    <style:style style:name="T69" style:family="text">
      <style:text-properties fo:font-variant="normal" fo:text-transform="none" fo:color="#0a0a0a" loext:opacity="100%" style:font-name="Libetartion serif" fo:font-size="9.60000038146973pt" fo:letter-spacing="normal" fo:font-style="normal" fo:font-weight="normal" officeooo:rsid="001863ad" style:font-weight-asian="normal" style:font-weight-complex="normal"/>
    </style:style>
    <style:style style:name="T70" style:family="text">
      <style:text-properties fo:font-variant="normal" fo:text-transform="none" fo:color="#0a0a0a" loext:opacity="100%" style:font-name="Libetartion serif" fo:font-size="9.60000038146973pt" fo:letter-spacing="normal" fo:font-style="normal" fo:font-weight="normal" officeooo:rsid="001b0285"/>
    </style:style>
    <style:style style:name="T71" style:family="text">
      <style:text-properties fo:font-variant="normal" fo:text-transform="none" fo:color="#0a0a0a" loext:opacity="100%" style:font-name="Libetartion serif" fo:font-size="9.60000038146973pt" fo:letter-spacing="normal" fo:font-style="normal" fo:font-weight="normal" officeooo:rsid="001e5925"/>
    </style:style>
    <style:style style:name="T72" style:family="text">
      <style:text-properties fo:font-variant="normal" fo:text-transform="none" fo:color="#0a0a0a" loext:opacity="100%" style:font-name="Libetartion serif" fo:font-size="9.60000038146973pt" fo:letter-spacing="normal" fo:font-style="normal" fo:font-weight="bold"/>
    </style:style>
    <style:style style:name="T73" style:family="text">
      <style:text-properties fo:font-variant="normal" fo:text-transform="none" fo:color="#0a0a0a" loext:opacity="100%" style:font-name="Libetartion serif" fo:font-size="9.60000038146973pt" fo:letter-spacing="normal" fo:font-style="normal" fo:font-weight="bold" officeooo:rsid="0016a3a1"/>
    </style:style>
    <style:style style:name="T74" style:family="text">
      <style:text-properties fo:font-variant="normal" fo:text-transform="none" fo:color="#0a0a0a" loext:opacity="100%" style:font-name="Libetartion serif" fo:font-size="9.60000038146973pt" fo:letter-spacing="normal" fo:font-style="normal" fo:font-weight="bold" officeooo:rsid="0017517e"/>
    </style:style>
    <style:style style:name="T75" style:family="text">
      <style:text-properties fo:font-variant="normal" fo:text-transform="none" fo:color="#0a0a0a" loext:opacity="100%" style:font-name="Libetartion serif" fo:font-size="9.60000038146973pt" fo:letter-spacing="normal" fo:font-style="normal" fo:font-weight="bold" officeooo:rsid="001863ad"/>
    </style:style>
    <style:style style:name="T76" style:family="text">
      <style:text-properties fo:font-variant="normal" fo:text-transform="none" fo:color="#0a0a0a" loext:opacity="100%" style:font-name="Libetartion serif" fo:font-size="9.60000038146973pt" fo:letter-spacing="normal" fo:font-style="normal" fo:font-weight="bold" officeooo:rsid="00191b6b"/>
    </style:style>
    <style:style style:name="T77" style:family="text">
      <style:text-properties fo:font-variant="normal" fo:text-transform="none" fo:color="#0a0a0a" loext:opacity="100%" style:font-name="Libetartion serif" fo:font-size="9.60000038146973pt" fo:letter-spacing="normal" fo:font-style="normal" fo:font-weight="bold" officeooo:rsid="0019c492"/>
    </style:style>
    <style:style style:name="T78" style:family="text">
      <style:text-properties fo:font-variant="normal" fo:text-transform="none" fo:color="#0a0a0a" loext:opacity="100%" style:font-name="Libetartion serif" fo:font-size="9.60000038146973pt" fo:letter-spacing="normal" fo:font-style="normal" fo:font-weight="bold" officeooo:rsid="001ac447"/>
    </style:style>
    <style:style style:name="T79" style:family="text">
      <style:text-properties fo:font-variant="normal" fo:text-transform="none" fo:color="#0a0a0a" loext:opacity="100%" style:font-name="Libetartion serif" fo:font-size="9.60000038146973pt" fo:letter-spacing="normal" fo:font-style="normal" fo:font-weight="bold" officeooo:rsid="001b0285"/>
    </style:style>
    <style:style style:name="T80" style:family="text">
      <style:text-properties fo:font-variant="normal" fo:text-transform="none" fo:color="#0a0a0a" loext:opacity="100%" style:font-name="Libetartion serif" fo:font-size="9.60000038146973pt" fo:letter-spacing="normal" fo:font-style="normal" fo:font-weight="bold" officeooo:rsid="001cfe5f"/>
    </style:style>
    <style:style style:name="T81" style:family="text">
      <style:text-properties fo:font-variant="normal" fo:text-transform="none" fo:color="#0a0a0a" loext:opacity="100%" style:font-name="Libetartion serif" fo:font-size="9.60000038146973pt" fo:letter-spacing="normal" fo:font-style="normal" fo:font-weight="bold" officeooo:rsid="001d7dc4"/>
    </style:style>
    <style:style style:name="T82" style:family="text">
      <style:text-properties fo:font-variant="normal" fo:text-transform="none" fo:color="#0a0a0a" loext:opacity="100%" style:font-name="Libetartion serif" fo:font-size="9.60000038146973pt" fo:letter-spacing="normal" fo:font-style="normal" fo:font-weight="bold" officeooo:rsid="001e5925"/>
    </style:style>
    <style:style style:name="T83" style:family="text">
      <style:text-properties fo:font-variant="normal" fo:text-transform="none" fo:color="#0a0a0a" loext:opacity="100%" style:font-name="Libetartion serif" fo:font-size="9.60000038146973pt" fo:letter-spacing="normal" fo:font-style="italic" fo:font-weight="normal"/>
    </style:style>
    <style:style style:name="T84" style:family="text">
      <style:text-properties fo:font-variant="normal" fo:text-transform="none" fo:color="#0a0a0a" loext:opacity="100%" style:font-name="Libetartion serif" fo:font-size="9.60000038146973pt" fo:letter-spacing="normal" fo:font-style="italic" fo:font-weight="normal" style:font-style-asian="italic" style:font-style-complex="italic"/>
    </style:style>
    <style:style style:name="T85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/>
    </style:style>
    <style:style style:name="T86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 officeooo:rsid="0016a3a1"/>
    </style:style>
    <style:style style:name="T87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 officeooo:rsid="001863ad"/>
    </style:style>
    <style:style style:name="T88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 officeooo:rsid="001863ad" style:font-weight-asian="normal" style:font-weight-complex="normal"/>
    </style:style>
    <style:style style:name="T89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 officeooo:rsid="001b0285"/>
    </style:style>
    <style:style style:name="T90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 officeooo:rsid="001e5925"/>
    </style:style>
    <style:style style:name="T91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/>
    </style:style>
    <style:style style:name="T92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16a3a1"/>
    </style:style>
    <style:style style:name="T93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17517e"/>
    </style:style>
    <style:style style:name="T94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1863ad"/>
    </style:style>
    <style:style style:name="T95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191b6b"/>
    </style:style>
    <style:style style:name="T96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19c492"/>
    </style:style>
    <style:style style:name="T97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1ac447"/>
    </style:style>
    <style:style style:name="T98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1b0285"/>
    </style:style>
    <style:style style:name="T99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1cfe5f"/>
    </style:style>
    <style:style style:name="T100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1d7dc4"/>
    </style:style>
    <style:style style:name="T101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1e5925"/>
    </style:style>
    <style:style style:name="T102" style:family="text">
      <style:text-properties fo:font-variant="normal" fo:text-transform="none" fo:color="#0a0a0a" loext:opacity="100%" style:font-name="Liberation serif" fo:font-size="9.60000038146973pt" fo:letter-spacing="normal" fo:font-style="italic" fo:font-weight="normal"/>
    </style:style>
    <style:style style:name="T103" style:family="text">
      <style:text-properties fo:font-variant="normal" fo:text-transform="none" fo:color="#0a0a0a" loext:opacity="100%" style:font-name="Liberation serif" fo:font-size="9.60000038146973pt" fo:letter-spacing="normal" fo:font-style="italic" fo:font-weight="normal" style:font-style-asian="italic" style:font-style-complex="italic"/>
    </style:style>
    <style:style style:name="T104" style:family="text">
      <style:text-properties fo:font-variant="normal" fo:text-transform="none" fo:color="#0a0a0a" loext:opacity="100%" style:font-name="Liberation serif" fo:letter-spacing="normal" fo:font-style="normal" fo:font-weight="normal"/>
    </style:style>
    <style:style style:name="T105" style:family="text">
      <style:text-properties fo:font-variant="normal" fo:text-transform="none" fo:color="#0a0a0a" loext:opacity="100%" style:font-name="Liberation serif" fo:letter-spacing="normal" fo:font-style="normal" fo:font-weight="normal" officeooo:rsid="0016a3a1"/>
    </style:style>
    <style:style style:name="T106" style:family="text">
      <style:text-properties fo:font-variant="normal" fo:text-transform="none" fo:color="#0a0a0a" loext:opacity="100%" style:font-name="Liberation serif" fo:letter-spacing="normal" fo:font-style="normal" fo:font-weight="normal" officeooo:rsid="001863ad"/>
    </style:style>
    <style:style style:name="T107" style:family="text">
      <style:text-properties fo:font-variant="normal" fo:text-transform="none" fo:color="#0a0a0a" loext:opacity="100%" style:font-name="Liberation serif" fo:letter-spacing="normal" fo:font-style="normal" fo:font-weight="normal" officeooo:rsid="001863ad" style:font-weight-asian="normal" style:font-weight-complex="normal"/>
    </style:style>
    <style:style style:name="T108" style:family="text">
      <style:text-properties fo:font-variant="normal" fo:text-transform="none" fo:color="#0a0a0a" loext:opacity="100%" style:font-name="Liberation serif" fo:letter-spacing="normal" fo:font-style="normal" fo:font-weight="normal" officeooo:rsid="001b0285"/>
    </style:style>
    <style:style style:name="T109" style:family="text">
      <style:text-properties fo:font-variant="normal" fo:text-transform="none" fo:color="#0a0a0a" loext:opacity="100%" style:font-name="Liberation serif" fo:letter-spacing="normal" fo:font-style="normal" fo:font-weight="normal" officeooo:rsid="001e5925"/>
    </style:style>
    <style:style style:name="T110" style:family="text">
      <style:text-properties fo:font-variant="normal" fo:text-transform="none" fo:color="#0a0a0a" loext:opacity="100%" style:font-name="Liberation serif" fo:letter-spacing="normal" fo:font-style="normal" fo:font-weight="bold"/>
    </style:style>
    <style:style style:name="T111" style:family="text">
      <style:text-properties fo:font-variant="normal" fo:text-transform="none" fo:color="#0a0a0a" loext:opacity="100%" style:font-name="Liberation serif" fo:letter-spacing="normal" fo:font-style="normal" fo:font-weight="bold" officeooo:rsid="0016a3a1"/>
    </style:style>
    <style:style style:name="T112" style:family="text">
      <style:text-properties fo:font-variant="normal" fo:text-transform="none" fo:color="#0a0a0a" loext:opacity="100%" style:font-name="Liberation serif" fo:letter-spacing="normal" fo:font-style="normal" fo:font-weight="bold" officeooo:rsid="0017517e"/>
    </style:style>
    <style:style style:name="T113" style:family="text">
      <style:text-properties fo:font-variant="normal" fo:text-transform="none" fo:color="#0a0a0a" loext:opacity="100%" style:font-name="Liberation serif" fo:letter-spacing="normal" fo:font-style="normal" fo:font-weight="bold" officeooo:rsid="001863ad"/>
    </style:style>
    <style:style style:name="T114" style:family="text">
      <style:text-properties fo:font-variant="normal" fo:text-transform="none" fo:color="#0a0a0a" loext:opacity="100%" style:font-name="Liberation serif" fo:letter-spacing="normal" fo:font-style="normal" fo:font-weight="bold" officeooo:rsid="00191b6b"/>
    </style:style>
    <style:style style:name="T115" style:family="text">
      <style:text-properties fo:font-variant="normal" fo:text-transform="none" fo:color="#0a0a0a" loext:opacity="100%" style:font-name="Liberation serif" fo:letter-spacing="normal" fo:font-style="normal" fo:font-weight="bold" officeooo:rsid="0019c492"/>
    </style:style>
    <style:style style:name="T116" style:family="text">
      <style:text-properties fo:font-variant="normal" fo:text-transform="none" fo:color="#0a0a0a" loext:opacity="100%" style:font-name="Liberation serif" fo:letter-spacing="normal" fo:font-style="normal" fo:font-weight="bold" officeooo:rsid="001ac447"/>
    </style:style>
    <style:style style:name="T117" style:family="text">
      <style:text-properties fo:font-variant="normal" fo:text-transform="none" fo:color="#0a0a0a" loext:opacity="100%" style:font-name="Liberation serif" fo:letter-spacing="normal" fo:font-style="normal" fo:font-weight="bold" officeooo:rsid="001b0285"/>
    </style:style>
    <style:style style:name="T118" style:family="text">
      <style:text-properties fo:font-variant="normal" fo:text-transform="none" fo:color="#0a0a0a" loext:opacity="100%" style:font-name="Liberation serif" fo:letter-spacing="normal" fo:font-style="normal" fo:font-weight="bold" officeooo:rsid="001cfe5f"/>
    </style:style>
    <style:style style:name="T119" style:family="text">
      <style:text-properties fo:font-variant="normal" fo:text-transform="none" fo:color="#0a0a0a" loext:opacity="100%" style:font-name="Liberation serif" fo:letter-spacing="normal" fo:font-style="normal" fo:font-weight="bold" officeooo:rsid="001d7dc4"/>
    </style:style>
    <style:style style:name="T120" style:family="text">
      <style:text-properties fo:font-variant="normal" fo:text-transform="none" fo:color="#0a0a0a" loext:opacity="100%" style:font-name="Liberation serif" fo:letter-spacing="normal" fo:font-style="normal" fo:font-weight="bold" officeooo:rsid="001e5925"/>
    </style:style>
    <style:style style:name="T121" style:family="text">
      <style:text-properties fo:font-variant="normal" fo:text-transform="none" fo:color="#0a0a0a" loext:opacity="100%" style:font-name="Liberation serif" fo:letter-spacing="normal" fo:font-style="normal" fo:font-weight="bold" style:font-weight-asian="bold" style:font-weight-complex="bold"/>
    </style:style>
    <style:style style:name="T122" style:family="text">
      <style:text-properties fo:font-variant="normal" fo:text-transform="none" fo:color="#0a0a0a" loext:opacity="100%" style:font-name="Liberation serif" fo:letter-spacing="normal" fo:font-style="normal" fo:font-weight="bold" officeooo:rsid="001cfe5f" style:font-weight-asian="bold" style:font-weight-complex="bold"/>
    </style:style>
    <style:style style:name="T123" style:family="text">
      <style:text-properties fo:font-variant="normal" fo:text-transform="none" fo:color="#0a0a0a" loext:opacity="100%" style:font-name="Liberation serif" fo:letter-spacing="normal" fo:font-style="normal" fo:font-weight="bold" officeooo:rsid="001d7dc4" style:font-weight-asian="bold" style:font-weight-complex="bold"/>
    </style:style>
    <style:style style:name="T124" style:family="text">
      <style:text-properties fo:font-variant="normal" fo:text-transform="none" fo:color="#0a0a0a" loext:opacity="100%" style:font-name="Liberation serif" fo:letter-spacing="normal" fo:font-style="italic" fo:font-weight="normal"/>
    </style:style>
    <style:style style:name="T125" style:family="text">
      <style:text-properties fo:font-variant="normal" fo:text-transform="none" fo:color="#0a0a0a" loext:opacity="100%" style:font-name="Liberation serif" fo:letter-spacing="normal" fo:font-style="italic" fo:font-weight="normal" style:font-style-asian="italic" style:font-style-complex="italic"/>
    </style:style>
    <style:style style:name="T126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T127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6a3a1" style:font-size-asian="12pt" style:font-size-complex="12pt"/>
    </style:style>
    <style:style style:name="T128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863ad" style:font-size-asian="12pt" style:font-size-complex="12pt"/>
    </style:style>
    <style:style style:name="T129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b0285" style:font-size-asian="12pt" style:font-size-complex="12pt"/>
    </style:style>
    <style:style style:name="T130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e5925" style:font-size-asian="12pt" style:font-size-complex="12pt"/>
    </style:style>
    <style:style style:name="T131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863ad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cfe5f" style:font-size-asian="12pt" style:font-weight-asian="normal" style:font-size-complex="12pt" style:font-weight-complex="normal"/>
    </style:style>
    <style:style style:name="T134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d7dc4" style:font-size-asian="12pt" style:font-weight-asian="normal" style:font-size-complex="12pt" style:font-weight-complex="normal"/>
    </style:style>
    <style:style style:name="T135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size-complex="12pt"/>
    </style:style>
    <style:style style:name="T136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6a3a1" style:font-size-asian="12pt" style:font-size-complex="12pt"/>
    </style:style>
    <style:style style:name="T137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7517e" style:font-size-asian="12pt" style:font-size-complex="12pt"/>
    </style:style>
    <style:style style:name="T138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863ad" style:font-size-asian="12pt" style:font-size-complex="12pt"/>
    </style:style>
    <style:style style:name="T139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91b6b" style:font-size-asian="12pt" style:font-size-complex="12pt"/>
    </style:style>
    <style:style style:name="T140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9c492" style:font-size-asian="12pt" style:font-size-complex="12pt"/>
    </style:style>
    <style:style style:name="T141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ac447" style:font-size-asian="12pt" style:font-size-complex="12pt"/>
    </style:style>
    <style:style style:name="T142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b0285" style:font-size-asian="12pt" style:font-size-complex="12pt"/>
    </style:style>
    <style:style style:name="T143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cfe5f" style:font-size-asian="12pt" style:font-size-complex="12pt"/>
    </style:style>
    <style:style style:name="T144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d7dc4" style:font-size-asian="12pt" style:font-size-complex="12pt"/>
    </style:style>
    <style:style style:name="T145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e5925" style:font-size-asian="12pt" style:font-size-complex="12pt"/>
    </style:style>
    <style:style style:name="T146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2083d0" style:font-size-asian="12pt" style:font-size-complex="12pt"/>
    </style:style>
    <style:style style:name="T147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48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cfe5f" style:font-size-asian="12pt" style:font-weight-asian="bold" style:font-size-complex="12pt" style:font-weight-complex="bold"/>
    </style:style>
    <style:style style:name="T149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d7dc4" style:font-size-asian="12pt" style:font-weight-asian="bold" style:font-size-complex="12pt" style:font-weight-complex="bold"/>
    </style:style>
    <style:style style:name="T150" style:family="text">
      <style:text-properties fo:font-variant="normal" fo:text-transform="none" fo:color="#0a0a0a" loext:opacity="100%" style:font-name="Liberation serif" fo:font-size="12pt" fo:letter-spacing="normal" fo:font-style="normal" style:font-size-asian="12pt" style:font-size-complex="12pt"/>
    </style:style>
    <style:style style:name="T151" style:family="text">
      <style:text-properties fo:font-variant="normal" fo:text-transform="none" fo:color="#0a0a0a" loext:opacity="100%" style:font-name="Liberation serif" fo:font-size="12pt" fo:letter-spacing="normal" fo:font-style="normal" officeooo:rsid="001cfe5f" style:font-size-asian="12pt" style:font-size-complex="12pt"/>
    </style:style>
    <style:style style:name="T152" style:family="text">
      <style:text-properties fo:font-variant="normal" fo:text-transform="none" fo:color="#0a0a0a" loext:opacity="100%" style:font-name="Liberation serif" fo:font-size="12pt" fo:letter-spacing="normal" fo:font-style="normal" officeooo:rsid="001d7dc4" style:font-size-asian="12pt" style:font-size-complex="12pt"/>
    </style:style>
    <style:style style:name="T153" style:family="text">
      <style:text-properties fo:font-variant="normal" fo:text-transform="none" fo:color="#0a0a0a" loext:opacity="100%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154" style:family="text">
      <style:text-properties fo:font-variant="normal" fo:text-transform="none" fo:color="#0a0a0a" loext:opacity="100%" style:font-name="Liberation serif" fo:font-size="12pt" fo:letter-spacing="normal" fo:font-style="italic" fo:font-weight="normal" style:font-size-asian="12pt" style:font-size-complex="12pt"/>
    </style:style>
    <style:style style:name="T155" style:family="text">
      <style:text-properties fo:font-variant="normal" fo:text-transform="none" fo:color="#0a0a0a" loext:opacity="100%" style:font-name="Liberation serif" fo:font-size="15pt" fo:letter-spacing="normal" fo:font-style="normal" fo:font-weight="bold" style:font-size-asian="15pt" style:font-size-complex="15pt"/>
    </style:style>
    <style:style style:name="T156" style:family="text">
      <style:text-properties fo:font-variant="normal" fo:text-transform="none" fo:color="#0a0a0a" loext:opacity="100%" style:font-name="Liberation serif" fo:font-size="15pt" fo:letter-spacing="normal" fo:font-style="normal" fo:font-weight="bold" officeooo:rsid="001863ad" style:font-size-asian="15pt" style:font-size-complex="15pt"/>
    </style:style>
    <style:style style:name="T157" style:family="text">
      <style:text-properties fo:font-variant="normal" fo:text-transform="none" fo:color="#0a0a0a" loext:opacity="100%" style:font-name="Liberation serif" fo:font-size="15pt" fo:letter-spacing="normal" fo:font-style="normal" fo:font-weight="bold" officeooo:rsid="0019c492" style:font-size-asian="15pt" style:font-size-complex="15pt"/>
    </style:style>
    <style:style style:name="T158" style:family="text">
      <style:text-properties fo:font-variant="normal" fo:text-transform="none" fo:color="#0a0a0a" loext:opacity="100%" style:font-name="Liberation serif" fo:font-size="15pt" fo:letter-spacing="normal" fo:font-style="normal" fo:font-weight="bold" officeooo:rsid="001cfe5f" style:font-size-asian="15pt" style:font-size-complex="15pt"/>
    </style:style>
    <style:style style:name="T159" style:family="text">
      <style:text-properties fo:font-variant="normal" fo:text-transform="none" fo:color="#0a0a0a" loext:opacity="100%" style:font-name="Liberation serif" fo:font-size="15pt" fo:letter-spacing="normal" fo:font-style="normal" fo:font-weight="bold" officeooo:rsid="001e5925" style:font-size-asian="15pt" style:font-size-complex="15pt"/>
    </style:style>
    <style:style style:name="T160" style:family="text">
      <style:text-properties fo:font-variant="normal" fo:text-transform="none" fo:color="#0a0a0a" loext:opacity="100%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161" style:family="text">
      <style:text-properties fo:font-variant="normal" fo:text-transform="none" fo:color="#0a0a0a" loext:opacity="100%" style:font-name="Liberation serif" fo:font-size="15pt" fo:letter-spacing="normal" fo:font-style="normal" fo:font-weight="bold" officeooo:rsid="001cfe5f" style:font-size-asian="15pt" style:font-weight-asian="bold" style:font-size-complex="15pt" style:font-weight-complex="bold"/>
    </style:style>
    <style:style style:name="T162" style:family="text">
      <style:text-properties fo:font-variant="normal" fo:text-transform="none" fo:color="#0a0a0a" loext:opacity="100%" style:font-name="Liberation serif" fo:font-size="15pt" fo:letter-spacing="normal" fo:font-style="normal" fo:font-weight="bold" officeooo:rsid="001d7dc4" style:font-size-asian="15pt" style:font-weight-asian="bold" style:font-size-complex="15pt" style:font-weight-complex="bold"/>
    </style:style>
    <style:style style:name="T163" style:family="text">
      <style:text-properties fo:font-variant="normal" fo:text-transform="none" fo:color="#0a0a0a" loext:opacity="100%" fo:letter-spacing="normal" fo:font-style="normal"/>
    </style:style>
    <style:style style:name="T164" style:family="text">
      <style:text-properties fo:font-variant="normal" fo:text-transform="none" fo:color="#0a0a0a" loext:opacity="100%" fo:letter-spacing="normal" fo:font-style="normal" fo:font-weight="normal"/>
    </style:style>
    <style:style style:name="T165" style:family="text">
      <style:text-properties fo:font-variant="normal" fo:text-transform="none" fo:color="#0a0a0a" loext:opacity="100%" fo:letter-spacing="normal" fo:font-style="normal" fo:font-weight="bold" style:font-weight-asian="bold" style:font-weight-complex="bold"/>
    </style:style>
    <style:style style:name="T166" style:family="text">
      <style:text-properties fo:font-variant="normal" fo:text-transform="none" fo:color="#0a0a0a" loext:opacity="100%" fo:font-size="20pt" fo:letter-spacing="normal" fo:font-style="normal" fo:font-weight="bold" style:font-size-asian="20pt" style:font-weight-asian="bold" style:font-size-complex="20pt" style:font-weight-complex="bold"/>
    </style:style>
    <style:style style:name="T167" style:family="text">
      <style:text-properties fo:font-variant="normal" fo:text-transform="none" fo:color="#0a0a0a" loext:opacity="100%" fo:font-size="18pt" fo:letter-spacing="normal" fo:font-style="normal" fo:font-weight="bold" style:font-size-asian="18pt" style:font-weight-asian="bold" style:font-size-complex="18pt" style:font-weight-complex="bold"/>
    </style:style>
    <style:style style:name="T168" style:family="text">
      <style:text-properties style:font-name="Google Sans" fo:font-size="12pt" fo:font-style="normal" fo:font-weight="normal"/>
    </style:style>
    <style:style style:name="T169" style:family="text">
      <style:text-properties style:font-name="Google Sans" fo:font-size="12pt" fo:font-style="normal" fo:font-weight="normal" officeooo:rsid="0017b5a9"/>
    </style:style>
    <style:style style:name="T170" style:family="text">
      <style:text-properties style:font-name="Google Sans" fo:font-size="12pt" fo:font-style="normal" fo:font-weight="normal" officeooo:rsid="001ac447"/>
    </style:style>
    <style:style style:name="T171" style:family="text">
      <style:text-properties style:font-name="Google Sans" fo:font-size="12pt" fo:font-style="normal" fo:font-weight="normal" officeooo:rsid="001b0285"/>
    </style:style>
    <style:style style:name="T172" style:family="text">
      <style:text-properties style:font-name="Google Sans" fo:font-size="12pt" fo:font-style="normal" fo:font-weight="normal" officeooo:rsid="001cfe5f"/>
    </style:style>
    <style:style style:name="T173" style:family="text">
      <style:text-properties style:font-name="Google Sans" fo:font-size="12pt" fo:font-style="normal" fo:font-weight="normal" officeooo:rsid="001d7dc4"/>
    </style:style>
    <style:style style:name="T174" style:family="text">
      <style:text-properties fo:font-size="9.60000038146973pt"/>
    </style:style>
    <style:style style:name="T175" style:family="text">
      <style:text-properties fo:font-style="normal"/>
    </style:style>
    <style:style style:name="T176" style:family="text">
      <style:text-properties fo:font-style="normal" fo:font-weight="normal"/>
    </style:style>
    <style:style style:name="T177" style:family="text">
      <style:text-properties fo:font-style="normal" fo:font-weight="normal" officeooo:rsid="0017b5a9"/>
    </style:style>
    <style:style style:name="T178" style:family="text">
      <style:text-properties fo:font-style="normal" fo:font-weight="normal" officeooo:rsid="001ac447"/>
    </style:style>
    <style:style style:name="T179" style:family="text">
      <style:text-properties fo:font-style="normal" fo:font-weight="normal" officeooo:rsid="001b0285"/>
    </style:style>
    <style:style style:name="T180" style:family="text">
      <style:text-properties fo:font-style="normal" fo:font-weight="normal" officeooo:rsid="001cfe5f"/>
    </style:style>
    <style:style style:name="T181" style:family="text">
      <style:text-properties fo:font-style="normal" fo:font-weight="normal" officeooo:rsid="001d7dc4"/>
    </style:style>
    <style:style style:name="T182" style:family="text">
      <style:text-properties fo:font-style="normal" officeooo:rsid="001ac447"/>
    </style:style>
    <style:style style:name="T183" style:family="text">
      <style:text-properties fo:font-style="normal" officeooo:rsid="001b0285"/>
    </style:style>
    <style:style style:name="T184" style:family="text">
      <style:text-properties fo:font-style="normal" officeooo:rsid="001cfe5f"/>
    </style:style>
    <style:style style:name="T185" style:family="text">
      <style:text-properties fo:font-style="normal" officeooo:rsid="001d7dc4"/>
    </style:style>
    <style:style style:name="T186" style:family="text">
      <style:text-properties fo:font-size="12pt" fo:font-style="normal" fo:font-weight="normal"/>
    </style:style>
    <style:style style:name="T187" style:family="text">
      <style:text-properties fo:font-size="12pt" fo:font-style="normal" fo:font-weight="normal" officeooo:rsid="0017b5a9"/>
    </style:style>
    <style:style style:name="T188" style:family="text">
      <style:text-properties fo:font-size="12pt" fo:font-style="normal" fo:font-weight="normal" officeooo:rsid="001ac447"/>
    </style:style>
    <style:style style:name="T189" style:family="text">
      <style:text-properties fo:font-size="12pt" fo:font-style="normal" fo:font-weight="normal" officeooo:rsid="001b0285"/>
    </style:style>
    <style:style style:name="T190" style:family="text">
      <style:text-properties fo:font-size="12pt" fo:font-style="normal" fo:font-weight="normal" officeooo:rsid="001cfe5f"/>
    </style:style>
    <style:style style:name="T191" style:family="text">
      <style:text-properties fo:font-size="12pt" fo:font-style="normal" fo:font-weight="normal" officeooo:rsid="001d7dc4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7 Competencia y evaluación de los auditores</text:p>
      <text:p text:style-name="P17"><text:span text:style-name="T163">7.1 Generalidades</text:span></text:p>
      <text:p text:style-name="P12"><text:span text:style-name="T126">Este apartado establece que la </text:span><text:span text:style-name="Strong_20_Emphasis"><text:span text:style-name="T135">confianza </text:span></text:span><text:span text:style-name="T126">en el proceso de auditoría depende totalmente de la competencia de las personas que la realizan. La competencia debe evaluarse a través de un comportamiento personal adecuado y la capacidad de aplicar conocimientos y habilidades.</text:span></text:p>
      <text:p text:style-name="P12"><text:span text:style-name="Strong_20_Emphasis"><text:span text:style-name="T155">Puntos fundamentales:</text:span></text:span></text:p>
      <text:list xml:id="list1021261961" text:style-name="L2">
        <text:list-item>
          <text:p text:style-name="P36"><text:span text:style-name="Strong_20_Emphasis"><text:span text:style-name="T135">Evaluación de la </text:span></text:span><text:span text:style-name="Strong_20_Emphasis"><text:span text:style-name="T136">c</text:span></text:span><text:span text:style-name="Strong_20_Emphasis"><text:span text:style-name="T135">ompetencia: </text:span></text:span><text:span text:style-name="T126">Antes de auditar, se debe verificar que el auditor cumple con los requisitos necesarios. Este proceso de evaluación debe estar documentado </text:span><text:span text:style-name="T127">y debería incluir:</text:span></text:p>
        </text:list-item>
      </text:list>
      <text:list text:style-name="L3">
        <text:list-item>
          <text:list>
            <text:list-item>
              <text:p text:style-name="P26"><text:span text:style-name="T164">Competencia requerida</text:span></text:p>
            </text:list-item>
            <text:list-item>
              <text:p text:style-name="P26"><text:span text:style-name="T164">Criterios de evaluación</text:span></text:p>
            </text:list-item>
            <text:list-item>
              <text:p text:style-name="P26"><text:span text:style-name="T164">Método de evaluación</text:span></text:p>
            </text:list-item>
            <text:list-item>
              <text:p text:style-name="P26"><text:span text:style-name="T164">Realizar la evaluación</text:span></text:p>
            </text:list-item>
          </text:list>
        </text:list-item>
      </text:list>
      <text:list xml:id="list165713944664753" text:continue-list="list1021261961" text:style-name="L2">
        <text:list-item>
          <text:p text:style-name="P36"><text:span text:style-name="Strong_20_Emphasis"><text:span text:style-name="T135">Consideraciones para determinar la competencia: </text:span></text:span><text:span text:style-name="T126">Para decidir si alguien es apto para auditar, el responsable del programa debe considerar:</text:span></text:p>
        </text:list-item>
      </text:list>
      <text:list text:style-name="L5">
        <text:list-item>
          <text:list>
            <text:list-item>
              <text:p text:style-name="P37"><text:span text:style-name="T126">El tamaño, la naturaleza, la complejidad y los </text:span><text:span text:style-name="Strong_20_Emphasis"><text:span text:style-name="T135">riesgos </text:span></text:span><text:span text:style-name="T126">de </text:span><text:span text:style-name="T127">la auditoría</text:span><text:span text:style-name="T126">.</text:span></text:p>
            </text:list-item>
            <text:list-item>
              <text:p text:style-name="P19">Los objetivos y el alcance del programa de auditoría.</text:p>
            </text:list-item>
            <text:list-item>
              <text:p text:style-name="P19">La incertidumbre en el logro de los objetivos de la auditoría.</text:p>
            </text:list-item>
          </text:list>
        </text:list-item>
      </text:list>
      <text:list xml:id="list165713585116200" text:continue-list="list165713944664753" text:style-name="L2">
        <text:list-item>
          <text:p text:style-name="P36"><text:span text:style-name="Strong_20_Emphasis"><text:span text:style-name="T135">Desarrollo de la </text:span></text:span><text:span text:style-name="Strong_20_Emphasis"><text:span text:style-name="T137">c</text:span></text:span><text:span text:style-name="Strong_20_Emphasis"><text:span text:style-name="T135">ompetencia: </text:span></text:span><text:span text:style-name="T126">No es un estado estático; la competencia se adquiere y mantiene a través de la educación, la formación, la experiencia laboral y la experiencia en auditorías.</text:span></text:p>
        </text:list-item>
      </text:list>
      <text:p text:style-name="P5">7.2 Determinación de la competencia del auditor</text:p>
      <text:p text:style-name="P6">7.2.2 Comportamiento personal</text:p>
      <text:p text:style-name="P3">La norma establece que los auditores deben demostrar un comportamiento profesional que incluya ser:</text:p>
      <text:list text:style-name="L8">
        <text:list-item>
          <text:p text:style-name="P38"><text:span text:style-name="Strong_20_Emphasis"><text:span text:style-name="T135">Ético: </text:span></text:span><text:span text:style-name="T126">Imparcial, sincero, honesto y discreto.</text:span></text:p>
        </text:list-item>
        <text:list-item>
          <text:p text:style-name="P38"><text:span text:style-name="Strong_20_Emphasis"><text:span text:style-name="T135">De mentalidad abierta: </text:span></text:span><text:span text:style-name="T126">Dispuesto a considerar ideas o puntos de vista alternativos.</text:span></text:p>
        </text:list-item>
        <text:list-item>
          <text:p text:style-name="P38"><text:span text:style-name="Strong_20_Emphasis"><text:span text:style-name="T135">Diplomático: </text:span></text:span><text:span text:style-name="T126">Con tacto en las relaciones con las personas.</text:span></text:p>
        </text:list-item>
        <text:list-item>
          <text:p text:style-name="P38"><text:span text:style-name="Strong_20_Emphasis"><text:span text:style-name="T135">Observador: </text:span></text:span><text:span text:style-name="T126">Activamante consciente del entorno físico y las actividades.</text:span></text:p>
        </text:list-item>
        <text:list-item>
          <text:p text:style-name="P38"><text:span text:style-name="Strong_20_Emphasis"><text:span text:style-name="T135">Perceptivo: </text:span></text:span><text:span text:style-name="T126">Capaz de entender las situaciones y adaptarse a ellas.</text:span></text:p>
        </text:list-item>
        <text:list-item>
          <text:p text:style-name="P38"><text:span text:style-name="Strong_20_Emphasis"><text:span text:style-name="T135">Versátil: </text:span></text:span><text:span text:style-name="T126">Capaz de adaptarse fácilmente a diferentes situaciones.</text:span></text:p>
        </text:list-item>
        <text:list-item>
          <text:p text:style-name="P38"><text:span text:style-name="Strong_20_Emphasis"><text:span text:style-name="T135">Tenaz: </text:span></text:span><text:span text:style-name="T126">Persistente y enfocado en alcanzar los objetivos.</text:span></text:p>
        </text:list-item>
        <text:list-item>
          <text:p text:style-name="P38"><text:span text:style-name="Strong_20_Emphasis"><text:span text:style-name="T135">Decidido: </text:span></text:span><text:span text:style-name="T126">Capaz de alcanzar conclusiones oportunas basadas en el análisis lógico.</text:span></text:p>
        </text:list-item>
        <text:list-item>
          <text:p text:style-name="P38"><text:soft-page-break/><text:span text:style-name="Strong_20_Emphasis"><text:span text:style-name="T135">Seguro de sí mismo: </text:span></text:span><text:span text:style-name="T126">Capaz de actuar de forma independiente mientras interactúa eficazmente con otros.</text:span></text:p>
        </text:list-item>
        <text:list-item>
          <text:p text:style-name="P38"><text:span text:style-name="Strong_20_Emphasis"><text:span text:style-name="T135">Actuar con entereza: </text:span></text:span><text:span text:style-name="T126">Capaz de actuar de forma responsable y ética, aunque estas acciones no siempre sean populares o puedan causar desacuerdos.</text:span></text:p>
        </text:list-item>
        <text:list-item>
          <text:p text:style-name="P38"><text:span text:style-name="Strong_20_Emphasis"><text:span text:style-name="T135">Abierto a la mejora: </text:span></text:span><text:span text:style-name="T126">Dispuesto a aprender de las situaciones.</text:span></text:p>
        </text:list-item>
        <text:list-item>
          <text:p text:style-name="P38"><text:span text:style-name="Strong_20_Emphasis"><text:span text:style-name="T135">Sensible culturalmente: </text:span></text:span><text:span text:style-name="T126">Respetuoso con la cultura del auditado.</text:span></text:p>
        </text:list-item>
        <text:list-item>
          <text:p text:style-name="P38"><text:span text:style-name="Strong_20_Emphasis"><text:span text:style-name="T135">Colaborador: </text:span></text:span><text:span text:style-name="T126">Interactúa eficazmente con los demás, incluyendo el equipo auditor y el personal del auditado.</text:span></text:p>
        </text:list-item>
      </text:list>
      <text:p text:style-name="P1"/>
      <text:p text:style-name="P24"><text:span text:style-name="T176">Aplicación en </text:span><text:span text:style-name="T177">i</text:span><text:span text:style-name="T176">nocuidad </text:span><text:span text:style-name="T177">a</text:span><text:span text:style-name="T176">limentaria:</text:span></text:p>
      <text:p text:style-name="P20">En las auditorías de seguridad alimentaria, ciertos comportamientos son críticos debido al riesgo sanitario:</text:p>
      <text:list text:style-name="L9">
        <text:list-item>
          <text:p text:style-name="P39"><text:span text:style-name="Strong_20_Emphasis"><text:span text:style-name="T135">Observador (</text:span></text:span><text:span text:style-name="Strong_20_Emphasis"><text:span text:style-name="T146">c</text:span></text:span><text:span text:style-name="Strong_20_Emphasis"><text:span text:style-name="T135">rítico): </text:span></text:span><text:span text:style-name="T126">Un auditor de inocuidad debe detectar detalles "invisibles" para otros, como una pequeña grieta en una junta donde se acumulan bacterias o un operario que no se lava bien las manos tras un descanso.</text:span></text:p>
        </text:list-item>
        <text:list-item>
          <text:p text:style-name="P39"><text:span text:style-name="Strong_20_Emphasis"><text:span text:style-name="T135">Diplomático y </text:span></text:span><text:span text:style-name="Strong_20_Emphasis"><text:span text:style-name="T146">t</text:span></text:span><text:span text:style-name="Strong_20_Emphasis"><text:span text:style-name="T135">enaz: </text:span></text:span><text:span text:style-name="T126">Debe ser capaz de cuestionar prácticas arraigadas ("siempre lo hemos hecho así") sin generar confrontación, pero sin ceder en el rigor técnico cuando la inocuidad peligra.</text:span></text:p>
        </text:list-item>
        <text:list-item>
          <text:p text:style-name="P39"><text:span text:style-name="Strong_20_Emphasis"><text:span text:style-name="T135">Ético y con entereza: </text:span></text:span><text:span text:style-name="T126">No puede ceder a presiones para ignorar una No Conformidad crítica (ej. presencia de plagas), incluso si reportarlo implica detener la producción o retrasar un envío importante.</text:span></text:p>
        </text:list-item>
      </text:list>
      <text:p text:style-name="P18"><text:span text:style-name="T165">7.2.3 Conocimientos y habilidades</text:span></text:p>
      <text:p text:style-name="P9"><text:span text:style-name="Strong_20_Emphasis"><text:span text:style-name="T155">7.2.3.1 Generalidades</text:span></text:span></text:p>
      <text:p text:style-name="P3">Los auditores deben poseer los conocimientos necesarios para lograr los resultados previstos. Estos se dividen en dos niveles:</text:p>
      <text:list text:style-name="L14">
        <text:list-item>
          <text:p text:style-name="P40"><text:span text:style-name="Strong_20_Emphasis"><text:span text:style-name="T135">Conocimientos genéricos: </text:span></text:span><text:span text:style-name="T126">Comunes a cualquier auditor de sistemas de gestión.</text:span></text:p>
        </text:list-item>
        <text:list-item>
          <text:p text:style-name="P41"><text:span text:style-name="Strong_20_Emphasis"><text:span text:style-name="T135">Conocimientos específicos: </text:span></text:span><text:span text:style-name="T126">Relacionados con la disciplina (en este caso, la seguridad alimentaria).</text:span></text:p>
        </text:list-item>
      </text:list>
      <text:p text:style-name="P42"><text:span text:style-name="Strong_20_Emphasis"><text:span text:style-name="T155">7.2.3.2 Conocimientos y habilidades genéricas de los auditores</text:span></text:span></text:p>
      <text:p text:style-name="P20">Todo auditor debe dominar:</text:p>
      <text:list text:style-name="L15">
        <text:list-item>
          <text:p text:style-name="P43"><text:span text:style-name="Strong_20_Emphasis"><text:span text:style-name="T135">Principios y métodos de auditoría: </text:span></text:span><text:span text:style-name="T126">Saber planificar, recopilar evidencias y redactar hallazgos.</text:span></text:p>
        </text:list-item>
        <text:list-item>
          <text:p text:style-name="P43"><text:span text:style-name="Strong_20_Emphasis"><text:span text:style-name="T138">Normas y d</text:span></text:span><text:span text:style-name="Strong_20_Emphasis"><text:span text:style-name="T135">ocumentos del sistema de gestión: </text:span></text:span><text:span text:style-name="T126">Comprender la jerarquía de manuales, procesos e instrucciones.</text:span></text:p>
        </text:list-item>
        <text:list-item>
          <text:p text:style-name="P43"><text:span text:style-name="Strong_20_Emphasis"><text:span text:style-name="T135">Contexto de la organización: </text:span></text:span><text:span text:style-name="T126">Entender la cultura, el tamaño y la estructura de la empresa.</text:span></text:p>
        </text:list-item>
        <text:list-item>
          <text:p text:style-name="P44"><text:soft-page-break/><text:span text:style-name="Strong_20_Emphasis"><text:span text:style-name="T135">Requisitos legales y reglamentarios: </text:span></text:span><text:span text:style-name="T126">Conocer las leyes que afectan al sector auditado.</text:span></text:p>
        </text:list-item>
      </text:list>
      <text:p text:style-name="P42"><text:span text:style-name="Strong_20_Emphasis"><text:span text:style-name="T155">7.2.3.3 Conocimientos y habilidades específicos de la disciplina</text:span></text:span></text:p>
      <text:p text:style-name="P45"><text:span text:style-name="T126">Para un auditor de </text:span><text:span text:style-name="Strong_20_Emphasis"><text:span text:style-name="T138">i</text:span></text:span><text:span text:style-name="Strong_20_Emphasis"><text:span text:style-name="T135">nocuidad </text:span></text:span><text:span text:style-name="Strong_20_Emphasis"><text:span text:style-name="T138">a</text:span></text:span><text:span text:style-name="Strong_20_Emphasis"><text:span text:style-name="T135">limentaria</text:span></text:span><text:span text:style-name="T126">, esto incluye obligatoriamente:</text:span></text:p>
      <text:list text:style-name="L16">
        <text:list-item>
          <text:p text:style-name="P46"><text:span text:style-name="Strong_20_Emphasis"><text:span text:style-name="T135">Principios del APPCC/HACCP: </text:span></text:span><text:span text:style-name="T126">Conocimiento profundo de los 7 principios y 12 pasos.</text:span></text:p>
        </text:list-item>
        <text:list-item>
          <text:p text:style-name="P46"><text:span text:style-name="Strong_20_Emphasis"><text:span text:style-name="T135">Microbiología y química básica: </text:span></text:span><text:span text:style-name="T126">Entender cómo se comportan los patógenos (</text:span><text:span text:style-name="T153">Listeria, Salmonella</text:span><text:span text:style-name="T126">) y los residuos químicos.</text:span></text:p>
        </text:list-item>
        <text:list-item>
          <text:p text:style-name="P46"><text:span text:style-name="Strong_20_Emphasis"><text:span text:style-name="T135">Programas de </text:span></text:span><text:span text:style-name="Strong_20_Emphasis"><text:span text:style-name="T138">p</text:span></text:span><text:span text:style-name="Strong_20_Emphasis"><text:span text:style-name="T135">rerrequisitos (PPR): </text:span></text:span><text:span text:style-name="T126">Dominar las </text:span><text:span text:style-name="Strong_20_Emphasis"><text:span text:style-name="T135">Buenas Prácticas de Manufactura (BPM)</text:span></text:span><text:span text:style-name="T126">, limpieza, desinfección y control de plagas.</text:span></text:p>
        </text:list-item>
        <text:list-item>
          <text:p text:style-name="P47"><text:span text:style-name="Strong_20_Emphasis"><text:span text:style-name="T135">Normativas sectoriales: </text:span></text:span><text:span text:style-name="T126">Manejo de normas como la ISO 22000, FSSC 22000 o el Codex Alimentarius.</text:span></text:p>
        </text:list-item>
      </text:list>
      <text:p text:style-name="P42"><text:span text:style-name="Strong_20_Emphasis"><text:span text:style-name="T155">7.2.3.4 Conocimientos y habilidades genéricas del líder del equipo auditor</text:span></text:span></text:p>
      <text:p text:style-name="P20">El líder debe tener habilidades adicionales de gestión:</text:p>
      <text:list text:style-name="L17">
        <text:list-item>
          <text:p text:style-name="P48"><text:span text:style-name="Strong_20_Emphasis"><text:span text:style-name="T135">Liderazgo: </text:span></text:span><text:span text:style-name="T126">Gestionar al equipo auditor y mediar en conflictos con el auditado.</text:span></text:p>
        </text:list-item>
        <text:list-item>
          <text:p text:style-name="P48"><text:span text:style-name="Strong_20_Emphasis"><text:span text:style-name="T135">Planificación estratégica: </text:span></text:span><text:span text:style-name="T126">Priorizar las áreas de mayor riesgo durante la auditoría.</text:span></text:p>
        </text:list-item>
        <text:list-item>
          <text:p text:style-name="P48"><text:span text:style-name="Strong_20_Emphasis"><text:span text:style-name="T135">Comunicación: </text:span></text:span><text:span text:style-name="T126">Ser capaz de presentar las conclusiones a la </text:span><text:span text:style-name="T128">a</text:span><text:span text:style-name="T126">lta </text:span><text:span text:style-name="T128">d</text:span><text:span text:style-name="T126">irección de forma clara.</text:span></text:p>
        </text:list-item>
      </text:list>
      <text:p text:style-name="P42"><text:span text:style-name="Strong_20_Emphasis"><text:span text:style-name="T155">7.2.3.</text:span></text:span><text:span text:style-name="Strong_20_Emphasis"><text:span text:style-name="T156">5 Conocimientos y habilidades para auditar multiples disciplinas</text:span></text:span></text:p>
      <text:p text:style-name="P42"><text:span text:style-name="Strong_20_Emphasis"><text:span text:style-name="T132">Al auditar varios sistemas de gestión, el líder y el equipo auditor deberían tener conocimientos de las interacciones y las sinergias entre ellos.</text:span></text:span></text:p>
      <text:p text:style-name="P2"/>
      <text:p text:style-name="P45"><text:span text:style-name="Strong_20_Emphasis"><text:span text:style-name="T139">Consejo</text:span></text:span><text:span text:style-name="Strong_20_Emphasis"><text:span text:style-name="T135">: </text:span></text:span><text:span text:style-name="T126">Un auditor que sabe mucho de microbiología pero no sabe aplicar los principios de auditoría (punto 7.2.3.2) será un mal auditor; igual que un experto en leyes que no entiende un flujo de producción (7.2.3.3). La competencia es la </text:span><text:span text:style-name="Strong_20_Emphasis"><text:span text:style-name="T135">suma de ambos</text:span></text:span><text:span text:style-name="T126">.</text:span></text:p>
      <text:p text:style-name="P27"><text:line-break/><text:span text:style-name="T167">7.2.4 Logro de la competencia del auditor</text:span></text:p>
      <text:p text:style-name="P13"><text:span text:style-name="T164">La competencia no se adquiere por decreto, sino a través de una combinación de factores que la norma denomina "pilares del desarrollo":</text:span></text:p>
      <text:p text:style-name="P10"><text:span text:style-name="Strong_20_Emphasis"><text:span text:style-name="T155">1. Educación </text:span></text:span><text:span text:style-name="Strong_20_Emphasis"><text:span text:style-name="T157">f</text:span></text:span><text:span text:style-name="Strong_20_Emphasis"><text:span text:style-name="T155">ormal</text:span></text:span></text:p>
      <text:p text:style-name="P14"><text:span text:style-name="T164">Se refiere a la formación académica (técnica, profesional o universitaria) que proporciona la base de razonamiento lógico.</text:span></text:p>
      <text:p text:style-name="P49"><text:span text:style-name="Strong_20_Emphasis"><text:span text:style-name="T155">2. Formación en </text:span></text:span><text:span text:style-name="Strong_20_Emphasis"><text:span text:style-name="T157">a</text:span></text:span><text:span text:style-name="Strong_20_Emphasis"><text:span text:style-name="T155">uditoría</text:span></text:span></text:p>
      <text:p text:style-name="P45"><text:span text:style-name="T126">Cursos específicos sobre la </text:span><text:span text:style-name="Strong_20_Emphasis"><text:span text:style-name="T135">ISO 19011 </text:span></text:span><text:span text:style-name="T126">y normas de referencia.</text:span></text:p>
      <text:p text:style-name="P49"><text:span text:style-name="Strong_20_Emphasis"><text:span text:style-name="T155">3. Experiencia </text:span></text:span><text:span text:style-name="Strong_20_Emphasis"><text:span text:style-name="T157">l</text:span></text:span><text:span text:style-name="Strong_20_Emphasis"><text:span text:style-name="T155">aboral</text:span></text:span></text:p>
      <text:p text:style-name="P28"><text:soft-page-break/><text:span text:style-name="T164">Haber trabajado en un entorno donde se apliquen sistemas de gestión. Esto otorga al auditor el juicio necesario para entender si una solución es realista o no.</text:span></text:p>
      <text:p text:style-name="P49"><text:span text:style-name="Strong_20_Emphasis"><text:span text:style-name="T155">4. Experiencia en </text:span></text:span><text:span text:style-name="Strong_20_Emphasis"><text:span text:style-name="T157">a</text:span></text:span><text:span text:style-name="Strong_20_Emphasis"><text:span text:style-name="T155">uditorías</text:span></text:span></text:p>
      <text:p text:style-name="P20">Haber realizado auditorías bajo la supervisión de un auditor competente (auditor en formación). La norma sugiere que la práctica real es insustituible.</text:p>
      <text:p text:style-name="P1"/>
      <text:p text:style-name="P25"><text:span text:style-name="T182">Competencias</text:span><text:span text:style-name="T175"> en </text:span><text:span text:style-name="T182">i</text:span><text:span text:style-name="T175">nocuidad </text:span><text:span text:style-name="T182">a</text:span><text:span text:style-name="T175">limentaria</text:span></text:p>
      <text:p text:style-name="P20">Para este sector, el logro de la competencia suele estar regulado por esquemas internacionales (GFSI):</text:p>
      <text:list text:style-name="L22">
        <text:list-item>
          <text:p text:style-name="P50"><text:span text:style-name="Strong_20_Emphasis"><text:span text:style-name="T135">Entrenamiento </text:span></text:span><text:span text:style-name="Strong_20_Emphasis"><text:span text:style-name="T141">e</text:span></text:span><text:span text:style-name="Strong_20_Emphasis"><text:span text:style-name="T135">specífico: </text:span></text:span><text:span text:style-name="T126">Para auditar </text:span><text:span text:style-name="Strong_20_Emphasis"><text:span text:style-name="T135">ISO 22000</text:span></text:span><text:span text:style-name="T126">, el auditor debe demostrar que ha tomado un curso de </text:span><text:span text:style-name="Strong_20_Emphasis"><text:span text:style-name="T135">HACCP/APPCC </text:span></text:span><text:span text:style-name="T126">(Análisis de Peligros y Puntos Críticos de Control) de al menos 16 a 24 horas.</text:span></text:p>
        </text:list-item>
        <text:list-item>
          <text:p text:style-name="P50"><text:span text:style-name="Strong_20_Emphasis"><text:span text:style-name="T135">Días de </text:span></text:span><text:span text:style-name="Strong_20_Emphasis"><text:span text:style-name="T141">a</text:span></text:span><text:span text:style-name="Strong_20_Emphasis"><text:span text:style-name="T135">uditoría: </text:span></text:span><text:span text:style-name="T126">Muchos organismos de certificación exigen que, para ser "Auditor Jefe", el candidato haya completado un número mínimo de días de auditoría (por ejemplo, 15-20 días) acompañando a un experto.</text:span></text:p>
        </text:list-item>
        <text:list-item>
          <text:p text:style-name="P51"><text:span text:style-name="Strong_20_Emphasis"><text:span text:style-name="T135">Actualización </text:span></text:span><text:span text:style-name="Strong_20_Emphasis"><text:span text:style-name="T141">c</text:span></text:span><text:span text:style-name="Strong_20_Emphasis"><text:span text:style-name="T135">ontinua: </text:span></text:span><text:span text:style-name="T126">El auditor debe estar al día con las </text:span><text:span text:style-name="Strong_20_Emphasis"><text:span text:style-name="T135">alertas alimentarias </text:span></text:span><text:span text:style-name="T126">(como el sistema RASFF de la Unión Europea) y cambios en la legislación de contaminantes.</text:span></text:p>
        </text:list-item>
      </text:list>
      <text:p text:style-name="P35"><text:span text:style-name="T165">7.2.5 Logro de la competencia del líder del equipo auditor</text:span></text:p>
      <text:p text:style-name="P8"><text:span text:style-name="T126">Para que un auditor pueda dar el salto a </text:span><text:span text:style-name="Strong_20_Emphasis"><text:span text:style-name="T142">l</text:span></text:span><text:span text:style-name="Strong_20_Emphasis"><text:span text:style-name="T135">íder del equipo</text:span></text:span><text:span text:style-name="T126">, debe haber demostrado una competencia adicional que le permita dirigir la auditoría de principio a fin. Esto se logra generalmente mediante:</text:span></text:p>
      <text:list text:style-name="L25">
        <text:list-item>
          <text:p text:style-name="P52"><text:span text:style-name="Strong_20_Emphasis"><text:span text:style-name="T135">Práctica en el rol: </text:span></text:span><text:span text:style-name="T126">Haber actuado como auditor en funciones de apoyo bajo la dirección de otro líder experimentado.</text:span></text:p>
        </text:list-item>
        <text:list-item>
          <text:p text:style-name="P52"><text:span text:style-name="Strong_20_Emphasis"><text:span text:style-name="T135">Desarrollo de habilidades de gestión: </text:span></text:span><text:span text:style-name="T126">Capacidad para organizar al equipo, distribuir tareas según la fortaleza de cada auditor y gestionar el tiempo para cumplir el plan de auditoría.</text:span></text:p>
        </text:list-item>
        <text:list-item>
          <text:p text:style-name="P52"><text:span text:style-name="Strong_20_Emphasis"><text:span text:style-name="T135">Habilidades de comunicación de alto nivel: </text:span></text:span><text:span text:style-name="T126">Capacidad para tratar con la </text:span><text:span text:style-name="Strong_20_Emphasis"><text:span text:style-name="T142">a</text:span></text:span><text:span text:style-name="Strong_20_Emphasis"><text:span text:style-name="T135">lta </text:span></text:span><text:span text:style-name="Strong_20_Emphasis"><text:span text:style-name="T142">d</text:span></text:span><text:span text:style-name="Strong_20_Emphasis"><text:span text:style-name="T135">irección </text:span></text:span><text:span text:style-name="T126">de </text:span><text:span text:style-name="T129">la organización auditada</text:span><text:span text:style-name="T126">, especialmente al comunicar conclusiones difíciles o riesgos estratégicos.</text:span></text:p>
        </text:list-item>
        <text:list-item>
          <text:p text:style-name="P52"><text:span text:style-name="Strong_20_Emphasis"><text:span text:style-name="T135">Juicio para la resolución de conflictos: </text:span></text:span><text:span text:style-name="T126">Saber mediar cuando hay desacuerdos sobre un hallazgo entre un auditor y el auditado.</text:span></text:p>
        </text:list-item>
      </text:list>
      <text:p text:style-name="P1"/>
      <text:p text:style-name="P25"><text:span text:style-name="T183">El auditor líder</text:span><text:span text:style-name="T175"> en </text:span><text:span text:style-name="T183">i</text:span><text:span text:style-name="T175">nocuidad </text:span><text:span text:style-name="T183">a</text:span><text:span text:style-name="T175">limentaria</text:span></text:p>
      <text:p text:style-name="P20">En una auditoría de alimentos (donde las tensiones pueden ser altas si se detecta un riesgo sanitario), el líder necesita:</text:p>
      <text:list text:style-name="L26">
        <text:list-item>
          <text:p text:style-name="P53"><text:soft-page-break/><text:span text:style-name="Strong_20_Emphasis"><text:span text:style-name="T135">Visión </text:span></text:span><text:span text:style-name="Strong_20_Emphasis"><text:span text:style-name="T142">g</text:span></text:span><text:span text:style-name="Strong_20_Emphasis"><text:span text:style-name="T135">lobal del </text:span></text:span><text:span text:style-name="Strong_20_Emphasis"><text:span text:style-name="T142">r</text:span></text:span><text:span text:style-name="Strong_20_Emphasis"><text:span text:style-name="T135">iesgo: </text:span></text:span><text:span text:style-name="T126">Mientras un auditor se enfoca en la limpieza de una cinta, el líder debe analizar si los fallos en diferentes áreas (mantenimiento, higiene, formación) indican un </text:span><text:span text:style-name="Strong_20_Emphasis"><text:span text:style-name="T135">fallo sistémico </text:span></text:span><text:span text:style-name="T126">en el Plan HACCP.</text:span></text:p>
        </text:list-item>
        <text:list-item>
          <text:p text:style-name="P53"><text:span text:style-name="Strong_20_Emphasis"><text:span text:style-name="T135">Gestión del "</text:span></text:span><text:span text:style-name="Strong_20_Emphasis"><text:span text:style-name="T142">e</text:span></text:span><text:span text:style-name="Strong_20_Emphasis"><text:span text:style-name="T135">strés" del </text:span></text:span><text:span text:style-name="Strong_20_Emphasis"><text:span text:style-name="T142">a</text:span></text:span><text:span text:style-name="Strong_20_Emphasis"><text:span text:style-name="T135">uditado: </text:span></text:span><text:span text:style-name="T126">Si se detecta una No Conformidad Crítica, el líder debe mantener la calma y la autoridad técnica para explicar por qué se deben tomar medidas drásticas (como bloquear un lote), basándose en la </text:span><text:span text:style-name="T129">n</text:span><text:span text:style-name="T126">ormativa de </text:span><text:span text:style-name="T129">h</text:span><text:span text:style-name="T126">igiene vigente.</text:span></text:p>
        </text:list-item>
        <text:list-item>
          <text:p text:style-name="P53"><text:span text:style-name="Strong_20_Emphasis"><text:span text:style-name="T135">Coordinación técnica: </text:span></text:span><text:span text:style-name="T126">Si el equipo incluye a un experto técnico (ej. un microbiólogo externo), el líder debe saber integrar su opinión técnica en las conclusiones de la auditoría según la </text:span><text:span text:style-name="Strong_20_Emphasis"><text:span text:style-name="T135">ISO 19011</text:span></text:span><text:span text:style-name="T126">.</text:span></text:p>
        </text:list-item>
      </text:list>
      <text:p text:style-name="P54"><text:span text:style-name="T129">E</text:span><text:span text:style-name="T126">n esquemas como </text:span><text:span text:style-name="Strong_20_Emphasis"><text:span text:style-name="T135">IFS o BRCGS</text:span></text:span><text:span text:style-name="T126">, el líder del equipo tiene la responsabilidad final de firmar el informe que decidirá si la planta recibe o no el sello de certificación.</text:span></text:p>
      <text:p text:style-name="P34"><text:span text:style-name="T163">7.3 Establecimiento de los criterios de evaluación del auditor</text:span></text:p>
      <text:p text:style-name="P7"><text:span text:style-name="T126">La norma indica que los criterios deben ser tanto </text:span><text:span text:style-name="Strong_20_Emphasis"><text:span text:style-name="T135">cualitativos </text:span></text:span><text:span text:style-name="T126">como </text:span><text:span text:style-name="Strong_20_Emphasis"><text:span text:style-name="T135">cuantitativos </text:span></text:span><text:span text:style-name="T126">para asegurar la objetividad.</text:span></text:p>
      <text:p text:style-name="P7"><text:span text:style-name="Strong_20_Emphasis"><text:span text:style-name="T155">1. Criterios </text:span></text:span><text:span text:style-name="Strong_20_Emphasis"><text:span text:style-name="T158">c</text:span></text:span><text:span text:style-name="Strong_20_Emphasis"><text:span text:style-name="T155">ualitativos</text:span></text:span></text:p>
      <text:p text:style-name="P3">Se enfocan en el comportamiento y el desempeño observado:</text:p>
      <text:list text:style-name="L29">
        <text:list-item>
          <text:p text:style-name="P21">Demostración de los comportamientos personales (según el 7.2.2).</text:p>
        </text:list-item>
        <text:list-item>
          <text:p text:style-name="P21">Capacidad de aplicar conocimientos técnicos durante las entrevistas.</text:p>
        </text:list-item>
        <text:list-item>
          <text:p text:style-name="P21">Calidad de la redacción de los hallazgos y el informe.</text:p>
        </text:list-item>
        <text:list-item>
          <text:p text:style-name="P29"><text:span text:style-name="T164">Habilidades de comunicación y ética profesional.</text:span></text:p>
        </text:list-item>
      </text:list>
      <text:p text:style-name="P55"><text:span text:style-name="Strong_20_Emphasis"><text:span text:style-name="T155">2. Criterios </text:span></text:span><text:span text:style-name="Strong_20_Emphasis"><text:span text:style-name="T158">c</text:span></text:span><text:span text:style-name="Strong_20_Emphasis"><text:span text:style-name="T155">uantitativos</text:span></text:span></text:p>
      <text:p text:style-name="P20">Se enfocan en datos medibles y trayectoria:</text:p>
      <text:list text:style-name="L30">
        <text:list-item>
          <text:p text:style-name="P56"><text:span text:style-name="T126">Número de años de </text:span><text:span text:style-name="Strong_20_Emphasis"><text:span text:style-name="T135">experiencia laboral </text:span></text:span><text:span text:style-name="T126">en el sector alimentario.</text:span></text:p>
        </text:list-item>
        <text:list-item>
          <text:p text:style-name="P56"><text:span text:style-name="T126">Número de </text:span><text:span text:style-name="Strong_20_Emphasis"><text:span text:style-name="T135">horas de formación </text:span></text:span><text:span text:style-name="T126">recibidas en APPCC/HACCP o normas de inocuidad.</text:span></text:p>
        </text:list-item>
        <text:list-item>
          <text:p text:style-name="P56"><text:span text:style-name="T126">Número de </text:span><text:span text:style-name="Strong_20_Emphasis"><text:span text:style-name="T135">auditorías realizadas </text:span></text:span><text:span text:style-name="T126">(experiencia práctica).</text:span></text:p>
        </text:list-item>
        <text:list-item>
          <text:p text:style-name="P22">Puntuaciones obtenidas en exámenes o pruebas de conocimiento.</text:p>
        </text:list-item>
      </text:list>
      <text:p text:style-name="P32"><text:line-break/><text:span text:style-name="T166">7.4 Selección del método de evaluación del auditor</text:span></text:p>
      <text:p text:style-name="P3">La evaluación debe realizarse usando una combinación de métodos para asegurar que el resultado sea objetivo y equilibrado. Los métodos se dividen en:</text:p>
      <text:list text:style-name="L33">
        <text:list-item>
          <text:p text:style-name="P57"><text:span text:style-name="Strong_20_Emphasis"><text:span text:style-name="T135">Revisión de registros: </text:span></text:span><text:span text:style-name="T126">Verificar el CV, títulos académicos, certificados de formación y registros de auditorías previas.</text:span></text:p>
        </text:list-item>
        <text:list-item>
          <text:p text:style-name="P57"><text:soft-page-break/><text:span text:style-name="Strong_20_Emphasis"><text:span text:style-name="T135">Retroalimentación (Feedback): </text:span></text:span><text:span text:style-name="T126">Consultar opiniones de clientes de auditoría, auditados y otros miembros del equipo sobre el desempeño del auditor.</text:span></text:p>
        </text:list-item>
        <text:list-item>
          <text:p text:style-name="P57"><text:span text:style-name="Strong_20_Emphasis"><text:span text:style-name="T135">Entrevista: </text:span></text:span><text:span text:style-name="T126">Evaluar el comportamiento personal, las habilidades de comunicación y la capacidad de respuesta técnica.</text:span></text:p>
        </text:list-item>
        <text:list-item>
          <text:p text:style-name="P57"><text:span text:style-name="Strong_20_Emphasis"><text:span text:style-name="T135">Observación (Examen en campo): </text:span></text:span><text:span text:style-name="T126">Evaluar al auditor mientras realiza una auditoría real bajo la supervisión de un evaluador (es el método más fiable).</text:span></text:p>
        </text:list-item>
        <text:list-item>
          <text:p text:style-name="P57"><text:span text:style-name="Strong_20_Emphasis"><text:span text:style-name="T135">Examen: </text:span></text:span><text:span text:style-name="T126">Pruebas escritas u orales sobre conocimientos de la norma y legislación.</text:span></text:p>
        </text:list-item>
        <text:list-item>
          <text:p text:style-name="P57"><text:span text:style-name="Strong_20_Emphasis"><text:span text:style-name="T135">Revisión después de la auditoría: </text:span></text:span><text:span text:style-name="T126">Analizar el informe final redactado por el auditor para evaluar su capacidad de síntesis y redacción de hallazgos.</text:span></text:p>
        </text:list-item>
      </text:list>
      <text:p text:style-name="P1"/>
      <text:p text:style-name="P25"><text:span text:style-name="T184">Evaluación del auditor</text:span><text:span text:style-name="T175"> en </text:span><text:span text:style-name="T184">i</text:span><text:span text:style-name="T175">nocuidad </text:span><text:span text:style-name="T184">a</text:span><text:span text:style-name="T175">limentaria</text:span></text:p>
      <text:p text:style-name="P20">En este sector, los métodos de evaluación son especialmente rigurosos debido al impacto en la salud pública:</text:p>
      <text:list text:style-name="L34">
        <text:list-item>
          <text:p text:style-name="P58"><text:span text:style-name="Strong_20_Emphasis"><text:span text:style-name="T135">Test de </text:span></text:span><text:span text:style-name="Strong_20_Emphasis"><text:span text:style-name="T143">c</text:span></text:span><text:span text:style-name="Strong_20_Emphasis"><text:span text:style-name="T135">onocimiento </text:span></text:span><text:span text:style-name="Strong_20_Emphasis"><text:span text:style-name="T143">t</text:span></text:span><text:span text:style-name="Strong_20_Emphasis"><text:span text:style-name="T135">écnico: </text:span></text:span><text:span text:style-name="T126">No basta con saber de ISO 19011; se evalúan conocimientos específicos en </text:span><text:span text:style-name="Strong_20_Emphasis"><text:span text:style-name="T135">microbiología de alimentos </text:span></text:span><text:span text:style-name="T126">y </text:span><text:span text:style-name="Strong_20_Emphasis"><text:span text:style-name="T135">principios del Codex Alimentarius</text:span></text:span><text:span text:style-name="T126">.</text:span></text:p>
        </text:list-item>
        <text:list-item>
          <text:p text:style-name="P58"><text:span text:style-name="Strong_20_Emphasis"><text:span text:style-name="T135">Evaluación de </text:span></text:span><text:span text:style-name="Strong_20_Emphasis"><text:span text:style-name="T143">t</text:span></text:span><text:span text:style-name="Strong_20_Emphasis"><text:span text:style-name="T135">estigos: </text:span></text:span><text:span text:style-name="T126">Un evaluador experto acompaña al auditor a una planta de alimentos para observar si detecta correctamente puntos de </text:span><text:span text:style-name="Strong_20_Emphasis"><text:span text:style-name="T135">contaminación cruzada </text:span></text:span><text:span text:style-name="T126">o fallos en el </text:span><text:span text:style-name="Strong_20_Emphasis"><text:span text:style-name="T135">HACCP</text:span></text:span><text:span text:style-name="T126">.</text:span></text:p>
        </text:list-item>
        <text:list-item>
          <text:p text:style-name="P59"><text:span text:style-name="Strong_20_Emphasis"><text:span text:style-name="T135">Simulacros de </text:span></text:span><text:span text:style-name="Strong_20_Emphasis"><text:span text:style-name="T143">e</text:span></text:span><text:span text:style-name="Strong_20_Emphasis"><text:span text:style-name="T135">scenarios: </text:span></text:span><text:span text:style-name="T126">Se evalúa cómo reacciona el auditor ante una situación de presión (ej: un gerente que intenta ocultar un resultado analítico positivo en </text:span><text:span text:style-name="Emphasis"><text:span text:style-name="T154">Salmonella</text:span></text:span><text:span text:style-name="T126">).</text:span></text:p>
        </text:list-item>
      </text:list>
      <text:p text:style-name="P33"><text:span text:style-name="T165">7.5 Realización de la evaluación del auditor</text:span></text:p>
      <text:p text:style-name="P30"><text:span text:style-name="T164">Este subapartado establece cómo se debe ejecutar formalmente la evaluación para decidir si un auditor entra o no en el equipo.</text:span></text:p>
      <text:p text:style-name="P7"><text:span text:style-name="Strong_20_Emphasis"><text:span text:style-name="T160">1. Proceso de </text:span></text:span><text:span text:style-name="Strong_20_Emphasis"><text:span text:style-name="T161">c</text:span></text:span><text:span text:style-name="Strong_20_Emphasis"><text:span text:style-name="T160">omparación</text:span></text:span></text:p>
      <text:p text:style-name="P3">La información obtenida sobre el auditor (títulos, experiencia, desempeño en campo) debe contrastarse con los criterios establecidos. El evaluador debe determinar si el candidato:</text:p>
      <text:list text:style-name="L38">
        <text:list-item>
          <text:p text:style-name="P23">Cumple con los conocimientos y habilidades requeridos.</text:p>
        </text:list-item>
        <text:list-item>
          <text:p text:style-name="P23">Demuestra los comportamientos personales deseados.</text:p>
        </text:list-item>
        <text:list-item>
          <text:p text:style-name="P31"><text:span text:style-name="T164">Posee la disciplina técnica necesaria para el alcance de la auditoría.</text:span></text:p>
        </text:list-item>
      </text:list>
      <text:p text:style-name="P55"><text:span text:style-name="Strong_20_Emphasis"><text:span text:style-name="T160">2. Acciones ante </text:span></text:span><text:span text:style-name="Strong_20_Emphasis"><text:span text:style-name="T162">b</text:span></text:span><text:span text:style-name="Strong_20_Emphasis"><text:span text:style-name="T160">rechas de </text:span></text:span><text:span text:style-name="Strong_20_Emphasis"><text:span text:style-name="T162">c</text:span></text:span><text:span text:style-name="Strong_20_Emphasis"><text:span text:style-name="T160">ompetencia</text:span></text:span></text:p>
      <text:p text:style-name="P20">Si un auditor evaluado que se espera que participe en el programa de auditoría no cumple con los criterios, la norma dicta que debe:</text:p>
      <text:list text:style-name="L39">
        <text:list-item>
          <text:p text:style-name="P60"><text:span text:style-name="T126">Recibir </text:span><text:span text:style-name="Strong_20_Emphasis"><text:span text:style-name="T135">formación adicional</text:span></text:span><text:span text:style-name="T126">.</text:span></text:p>
        </text:list-item>
        <text:list-item>
          <text:p text:style-name="P60"><text:span text:style-name="T126">Adquirir más </text:span><text:span text:style-name="Strong_20_Emphasis"><text:span text:style-name="T135">experiencia laboral </text:span></text:span><text:span text:style-name="T126">o en auditorías bajo supervisión.</text:span></text:p>
        </text:list-item>
        <text:list-item>
          <text:p text:style-name="P61"><text:soft-page-break/><text:span text:style-name="T126">Someterse a una </text:span><text:span text:style-name="Strong_20_Emphasis"><text:span text:style-name="T135">re-evaluación posterior </text:span></text:span><text:span text:style-name="T126">para verificar que la brecha se ha cerrado.</text:span></text:p>
        </text:list-item>
      </text:list>
      <text:p text:style-name="P55"><text:span text:style-name="Strong_20_Emphasis"><text:span text:style-name="T160">3. Mantenimiento del Perfil</text:span></text:span></text:p>
      <text:p text:style-name="P20">El proceso de evaluación no es algo que se hace una sola vez; debe ser regular para asegurar que la competencia se mantiene a lo largo del tiempo, especialmente ante cambios en normativas o procesos organizacionales.</text:p>
      <text:p text:style-name="P1"/>
      <text:p text:style-name="P25"><text:span text:style-name="T185">Proceso de evaluación</text:span><text:span text:style-name="T175"> en Inocuidad Alimentaria</text:span></text:p>
      <text:p text:style-name="P20">En el sector alimentario, este proceso de evaluación es crítico porque un auditor no competente puede pasar por alto riesgos mortales para el consumidor:</text:p>
      <text:list text:style-name="L40">
        <text:list-item>
          <text:p text:style-name="P62"><text:span text:style-name="Strong_20_Emphasis"><text:span text:style-name="T135">Evaluación del </text:span></text:span><text:span text:style-name="Strong_20_Emphasis"><text:span text:style-name="T144">j</text:span></text:span><text:span text:style-name="Strong_20_Emphasis"><text:span text:style-name="T135">uicio </text:span></text:span><text:span text:style-name="Strong_20_Emphasis"><text:span text:style-name="T144">t</text:span></text:span><text:span text:style-name="Strong_20_Emphasis"><text:span text:style-name="T135">écnico: </text:span></text:span><text:span text:style-name="T126">Un evaluador experto debe confirmar que el auditor sabe interpretar un </text:span><text:span text:style-name="Strong_20_Emphasis"><text:span text:style-name="T135">análisis de peligros</text:span></text:span><text:span text:style-name="T126">. No basta con que el auditor tenga el curso de HACCP; debe demostrar que sabe aplicarlo.</text:span></text:p>
        </text:list-item>
        <text:list-item>
          <text:p text:style-name="P62"><text:span text:style-name="Strong_20_Emphasis"><text:span text:style-name="T135">Gestión de </text:span></text:span><text:span text:style-name="Strong_20_Emphasis"><text:span text:style-name="T144">e</text:span></text:span><text:span text:style-name="Strong_20_Emphasis"><text:span text:style-name="T135">xpertos </text:span></text:span><text:span text:style-name="Strong_20_Emphasis"><text:span text:style-name="T144">t</text:span></text:span><text:span text:style-name="Strong_20_Emphasis"><text:span text:style-name="T135">écnicos:</text:span></text:span><text:span text:style-name="Strong_20_Emphasis"><text:span text:style-name="T144"> </text:span></text:span><text:span text:style-name="T126">Si el auditor no tiene conocimientos profundos en un proceso específico (ej. extrusión de cereales), la evaluación en el punto 7.5 debe concluir que necesita el apoyo de un </text:span><text:span text:style-name="Strong_20_Emphasis"><text:span text:style-name="T135">experto técnico </text:span></text:span><text:span text:style-name="T126">para cerrar esa brecha.</text:span></text:p>
        </text:list-item>
        <text:list-item>
          <text:p text:style-name="P62"><text:span text:style-name="Strong_20_Emphasis"><text:span text:style-name="T135">Auditorías </text:span></text:span><text:span text:style-name="Strong_20_Emphasis"><text:span text:style-name="T144">t</text:span></text:span><text:span text:style-name="Strong_20_Emphasis"><text:span text:style-name="T135">estigo: </text:span></text:span><text:span text:style-name="T126">En esquemas como </text:span><text:span text:style-name="Strong_20_Emphasis"><text:span text:style-name="T135">FSSC 22000</text:span></text:span><text:span text:style-name="T126">, la evaluación real ocurre "en el campo" (in situ), donde un evaluador calificado observa si el auditor detecta correctamente fallos de higiene o brechas en la trazabilidad.</text:span></text:p>
        </text:list-item>
      </text:list>
      <text:p text:style-name="P4">7.6 Mantenimiento y mejora de la competencia del auditor</text:p>
      <text:p text:style-name="P15"><text:span text:style-name="T164">Este apartado establece que tanto los auditores como los líderes de equipo deben mejorar su competencia de forma constante. Este proceso se apoya en dos pilares:</text:span></text:p>
      <text:p text:style-name="P11"><text:span text:style-name="Strong_20_Emphasis"><text:span text:style-name="T155">1. Desarrollo </text:span></text:span><text:span text:style-name="Strong_20_Emphasis"><text:span text:style-name="T159">p</text:span></text:span><text:span text:style-name="Strong_20_Emphasis"><text:span text:style-name="T155">rofesional </text:span></text:span><text:span text:style-name="Strong_20_Emphasis"><text:span text:style-name="T159">c</text:span></text:span><text:span text:style-name="Strong_20_Emphasis"><text:span text:style-name="T155">ontinuo (DPC)</text:span></text:span></text:p>
      <text:p text:style-name="P3">Los auditores deben mantenerse al día mediante:</text:p>
      <text:list text:style-name="L44">
        <text:list-item>
          <text:p text:style-name="P63"><text:span text:style-name="Strong_20_Emphasis"><text:span text:style-name="T135">Formación adicional: </text:span></text:span><text:span text:style-name="T126">Cursos sobre cambios en las normas, nuevas técnicas de auditoría o requisitos legales.</text:span></text:p>
        </text:list-item>
        <text:list-item>
          <text:p text:style-name="P63"><text:span text:style-name="Strong_20_Emphasis"><text:span text:style-name="T135">Experiencia laboral: </text:span></text:span><text:span text:style-name="T126">Seguir involucrados en el sector para no perder el "sentido de la realidad" operativa.</text:span></text:p>
        </text:list-item>
        <text:list-item>
          <text:p text:style-name="P64"><text:span text:style-name="Strong_20_Emphasis"><text:span text:style-name="T135">Participación en auditorías: </text:span></text:span><text:span text:style-name="T126">Realizar un número mínimo de auditorías al año para mantener las habilidades de entrevista y observación afiladas.</text:span></text:p>
        </text:list-item>
      </text:list>
      <text:p text:style-name="P65"><text:span text:style-name="Strong_20_Emphasis"><text:span text:style-name="T155">2. Actividades de </text:span></text:span><text:span text:style-name="Strong_20_Emphasis"><text:span text:style-name="T159">m</text:span></text:span><text:span text:style-name="Strong_20_Emphasis"><text:span text:style-name="T155">ejora</text:span></text:span></text:p>
      <text:p text:style-name="P20">El auditor debe aprender de su propia práctica a través de:</text:p>
      <text:list text:style-name="L45">
        <text:list-item>
          <text:p text:style-name="P66"><text:span text:style-name="Strong_20_Emphasis"><text:span text:style-name="T135">Revisiones de desempeño: </text:span></text:span><text:span text:style-name="T126">Analizar los comentarios de los auditados y del líder del equipo.</text:span></text:p>
        </text:list-item>
        <text:list-item>
          <text:p text:style-name="P66"><text:soft-page-break/><text:span text:style-name="Strong_20_Emphasis"><text:span text:style-name="T135">Análisis de hallazgos: </text:span></text:span><text:span text:style-name="T126">Revisar si sus no conformidades fueron bien redactadas o si fueron rechazadas por falta de evidencia.</text:span></text:p>
        </text:list-item>
        <text:list-item>
          <text:p text:style-name="P66"><text:span text:style-name="Strong_20_Emphasis"><text:span text:style-name="T135">Autoformación: </text:span></text:span><text:span text:style-name="T126">Lectura de revistas técnicas, asistencia a seminarios y seguimiento de tendencias del sector.</text:span></text:p>
        </text:list-item>
      </text:list>
      <text:p text:style-name="P1"/>
      <text:p text:style-name="P25"><text:span text:style-name="T175">El auditor "siempre alerta":</text:span></text:p>
      <text:p text:style-name="P45"><text:span text:style-name="T126">En seguridad alimentaria, el </text:span><text:span text:style-name="T130">apartado</text:span><text:span text:style-name="T126"> </text:span><text:span text:style-name="Strong_20_Emphasis"><text:span text:style-name="T135">7.6 </text:span></text:span><text:span text:style-name="T126">es vital porque los peligros evolucionan:</text:span></text:p>
      <text:list text:style-name="L46">
        <text:list-item>
          <text:p text:style-name="P67"><text:span text:style-name="Strong_20_Emphasis"><text:span text:style-name="T135">Nuevos </text:span></text:span><text:span text:style-name="Strong_20_Emphasis"><text:span text:style-name="T145">r</text:span></text:span><text:span text:style-name="Strong_20_Emphasis"><text:span text:style-name="T135">iesgos: </text:span></text:span><text:span text:style-name="T126">Un auditor debe formarse continuamente en amenazas emergentes, como el </text:span><text:span text:style-name="Strong_20_Emphasis"><text:span text:style-name="T135">fraude alimentario (Food Fraud) </text:span></text:span><text:span text:style-name="T126">o el </text:span><text:span text:style-name="Strong_20_Emphasis"><text:span text:style-name="T135">sabotaje (Food Defense)</text:span></text:span><text:span text:style-name="T126">, que son requisitos recientes en normas como FSSC 22000 e IFS Food.</text:span></text:p>
        </text:list-item>
        <text:list-item>
          <text:p text:style-name="P67"><text:span text:style-name="Strong_20_Emphasis"><text:span text:style-name="T135">Alertas </text:span></text:span><text:span text:style-name="Strong_20_Emphasis"><text:span text:style-name="T145">s</text:span></text:span><text:span text:style-name="Strong_20_Emphasis"><text:span text:style-name="T135">anitarias: </text:span></text:span><text:span text:style-name="T126">El auditor debe consultar periódicamente fuentes como el Sistema de Alerta Rápida para Alimentos y Piensos (RASFF) de la UE para conocer qué ingredientes están dando problemas a nivel global.</text:span></text:p>
        </text:list-item>
        <text:list-item>
          <text:p text:style-name="P67"><text:span text:style-name="Strong_20_Emphasis"><text:span text:style-name="T135">Cambios </text:span></text:span><text:span text:style-name="Strong_20_Emphasis"><text:span text:style-name="T145">l</text:span></text:span><text:span text:style-name="Strong_20_Emphasis"><text:span text:style-name="T135">egislativos: </text:span></text:span><text:span text:style-name="T126">Debe estar al tanto de las modificaciones en los límites de contaminantes o nuevos requisitos de etiquetado (ej. el Reglamento 1169/2011 sobre información alimentaria).</text:span></text:p>
        </text:list-item>
      </text:list>
      <text:p text:style-name="P45"><text:span text:style-name="T130">L</text:span><text:span text:style-name="T126">a competencia es como la inocuidad: </text:span><text:span text:style-name="Strong_20_Emphasis"><text:span text:style-name="T135">no es un destino, sino un viaje continuo</text:span></text:span><text:span text:style-name="T126">. Un auditor competente es aquel que reconoce que siempre hay algo nuevo que aprender para proteger al consumido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" svg:font-family="'Liberation serif'" style:font-family-generic="roman" style:font-pitch="variable"/>
    <style:font-face style:name="Libetartion se" svg:font-family="'Libetartion se'"/>
    <style:font-face style:name="Libetartion serif" svg:font-family="'Libetar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8T14:40:40.201000000</meta:creation-date>
    <dc:date>2026-01-28T16:57:13.046000000</dc:date>
    <meta:editing-duration>PT2H16M26S</meta:editing-duration>
    <meta:editing-cycles>14</meta:editing-cycles>
    <meta:generator>LibreOffice/7.5.0.3$Windows_X86_64 LibreOffice_project/c21113d003cd3efa8c53188764377a8272d9d6de</meta:generator>
    <meta:document-statistic meta:table-count="0" meta:image-count="0" meta:object-count="0" meta:page-count="8" meta:paragraph-count="151" meta:word-count="2350" meta:character-count="15185" meta:non-whitespace-character-count="13068"/>
  </office:meta>
</office:document-meta>
</file>